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none" fo:background-color="#ffff00" fo:border-left="0.74pt solid #000000" fo:border-right="0.74pt solid #000000" fo:border-top="0.74pt solid #000000"/>
      <style:text-properties style:text-position="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style:rotation-angle="90" fo:border-top="non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rotation-angle="9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rotation-angle="0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style:rotation-angle="90" fo:border-top="none"/>
      <style:paragraph-properties fo:text-align="center" fo:margin-left="0mm"/>
    </style:style>
    <style:style style:name="ce27" style:family="table-cell" style:parent-style-name="Default">
      <style:table-cell-properties fo:background-color="#ffff00" style:text-align-source="fix" style:repeat-content="false" fo:border="0.74pt solid #000000" style:rotation-angle="90"/>
      <style:paragraph-properties fo:text-align="center" fo:margin-left="0mm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rotation-angle="0"/>
      <style:paragraph-properties fo:text-align="center" fo:margin-left="0mm"/>
    </style:style>
    <style:style style:name="ce2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4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VM" table:style-name="ta1">
        <table:table-column table:style-name="co1" table:number-columns-repeated="2" table:default-cell-style-name="Default"/>
        <table:table-column table:style-name="co1" table:default-cell-style-name="ce30"/>
        <table:table-column table:style-name="co1" table:number-columns-repeated="11" table:default-cell-style-name="ce32"/>
        <table:table-column table:style-name="co1" table:default-cell-style-name="Default"/>
        <table:table-column table:style-name="co3" table:default-cell-style-name="ce36"/>
        <table:table-column table:style-name="co1" table:number-columns-repeated="2" table:default-cell-style-name="Default"/>
        <table:table-column table:style-name="co5" table:default-cell-style-name="ce36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poly’ C=8 gamma=0.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893" calcext:value-type="float">
            <text:p>6893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830" calcext:value-type="float">
            <text:p>283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5:.M14])" office:value-type="float" office:value="6969" calcext:value-type="float">
            <text:p>6969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5:.M24])" office:value-type="float" office:value="2931" calcext:value-type="float">
            <text:p>2931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5:.N14])" office:value-type="float" office:value="31" calcext:value-type="float">
            <text:p>3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5:.N24])" office:value-type="float" office:value="69" calcext:value-type="float">
            <text:p>69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5:.M25])" office:value-type="float" office:value="19024" calcext:value-type="float">
            <text:p>19024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5:.M25])" office:value-type="float" office:value="19024" calcext:value-type="float">
            <text:p>1902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5]" office:value-type="float" office:value="7359" calcext:value-type="float">
            <text:p>7359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5]" office:value-type="float" office:value="7359" calcext:value-type="float">
            <text:p>735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426923883413714" calcext:value-type="float">
            <text:p>0.42692388341371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346765136303305" calcext:value-type="float">
            <text:p>0.34676513630330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89094561630076" calcext:value-type="float">
            <text:p>0.98909456163007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65540771067895" calcext:value-type="float">
            <text:p>0.965540771067895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84714285714286" calcext:value-type="float">
            <text:p>0.984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43333333333333" calcext:value-type="float">
            <text:p>0.943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429200491268011" calcext:value-type="float">
            <text:p>0.429200491268011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350202498043086" calcext:value-type="float">
            <text:p>0.35020249804308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68110645173701" calcext:value-type="float">
            <text:p>0.26811064517370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33500341607834" calcext:value-type="float">
            <text:p>0.133500341607834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5571428571428" calcext:value-type="float">
            <text:p>0.995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77" calcext:value-type="float">
            <text:p>0.97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22453247658594" calcext:value-type="float">
            <text:p>0.42245324765859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34902825085153" calcext:value-type="float">
            <text:p>0.23490282508515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5805142083897" calcext:value-type="float">
            <text:p>0.99580514208389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90710823909531" calcext:value-type="float">
            <text:p>0.99071082390953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7892961376644" calcext:value-type="float">
            <text:p>0.2789296137664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7892961376644" calcext:value-type="float">
            <text:p>0.2789296137664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435791904776004" calcext:value-type="float">
            <text:p>0.43579190477600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435302120611635" calcext:value-type="float">
            <text:p>0.43530212061163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2666" calcext:value-type="float">
            <text:p>2666</text:p>
          </table:table-cell>
          <table:table-cell office:value-type="float" office:value="1558" calcext:value-type="float">
            <text:p>1558</text:p>
          </table:table-cell>
          <table:table-cell office:value-type="float" office:value="299" calcext:value-type="float">
            <text:p>299</text:p>
          </table:table-cell>
          <table:table-cell office:value-type="float" office:value="1997" calcext:value-type="float">
            <text:p>1997</text:p>
          </table:table-cell>
          <table:table-cell office:value-type="float" office:value="1104" calcext:value-type="float">
            <text:p>1104</text:p>
          </table:table-cell>
          <table:table-cell office:value-type="float" office:value="7304" calcext:value-type="float">
            <text:p>7304</text:p>
          </table:table-cell>
          <table:table-cell office:value-type="float" office:value="628" calcext:value-type="float">
            <text:p>628</text:p>
          </table:table-cell>
          <table:table-cell office:value-type="float" office:value="1812" calcext:value-type="float">
            <text:p>1812</text:p>
          </table:table-cell>
          <table:table-cell office:value-type="float" office:value="897" calcext:value-type="float">
            <text:p>897</text:p>
          </table:table-cell>
          <table:table-cell office:value-type="float" office:value="7359" calcext:value-type="float">
            <text:p>735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poly’ C=8 gamma=0.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765" calcext:value-type="float">
            <text:p>676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837" calcext:value-type="float">
            <text:p>283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9:.M38])" office:value-type="float" office:value="6940" calcext:value-type="float">
            <text:p>694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39:.M48])" office:value-type="float" office:value="2947" calcext:value-type="float">
            <text:p>294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9:.N38])" office:value-type="float" office:value="60" calcext:value-type="float">
            <text:p>6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39:.N48])" office:value-type="float" office:value="53" calcext:value-type="float">
            <text:p>5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49:.M49])" office:value-type="float" office:value="21261" calcext:value-type="float">
            <text:p>21261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49:.M49])" office:value-type="float" office:value="21261" calcext:value-type="float">
            <text:p>21261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49]" office:value-type="float" office:value="5122" calcext:value-type="float">
            <text:p>5122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49]" office:value-type="float" office:value="5122" calcext:value-type="float">
            <text:p>5122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356079441631968" calcext:value-type="float">
            <text:p>0.35607944163196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270870911751693" calcext:value-type="float">
            <text:p>0.270870911751693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7478386167147" calcext:value-type="float">
            <text:p>0.97478386167147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6267390566678" calcext:value-type="float">
            <text:p>0.9626739056667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66428571428571" calcext:value-type="float">
            <text:p>0.966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45666666666667" calcext:value-type="float">
            <text:p>0.945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361321630770152" calcext:value-type="float">
            <text:p>0.361321630770152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274614573052445" calcext:value-type="float">
            <text:p>0.27461457305244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46090564164391" calcext:value-type="float">
            <text:p>0.24609056416439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21736615994712" calcext:value-type="float">
            <text:p>0.121736615994712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1428571428571" calcext:value-type="float">
            <text:p>0.991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82333333333333" calcext:value-type="float">
            <text:p>0.98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94306979915343" calcext:value-type="float">
            <text:p>0.39430697991534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16627462511026" calcext:value-type="float">
            <text:p>0.21662746251102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88421458896179" calcext:value-type="float">
            <text:p>0.98842145889617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975845410628" calcext:value-type="float">
            <text:p>0.9897584541062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194140166015995" calcext:value-type="float">
            <text:p>0.19414016601599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194140166015995" calcext:value-type="float">
            <text:p>0.194140166015995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324536670362744" calcext:value-type="float">
            <text:p>0.32453667036274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32460865707586" calcext:value-type="float">
            <text:p>0.3246086570758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056" calcext:value-type="float">
            <text:p>2056</text:p>
          </table:table-cell>
          <table:table-cell office:value-type="float" office:value="1580" calcext:value-type="float">
            <text:p>1580</text:p>
          </table:table-cell>
          <table:table-cell office:value-type="float" office:value="404" calcext:value-type="float">
            <text:p>404</text:p>
          </table:table-cell>
          <table:table-cell office:value-type="float" office:value="3096" calcext:value-type="float">
            <text:p>3096</text:p>
          </table:table-cell>
          <table:table-cell office:value-type="float" office:value="2039" calcext:value-type="float">
            <text:p>2039</text:p>
          </table:table-cell>
          <table:table-cell office:value-type="float" office:value="8064" calcext:value-type="float">
            <text:p>8064</text:p>
          </table:table-cell>
          <table:table-cell office:value-type="float" office:value="475" calcext:value-type="float">
            <text:p>475</text:p>
          </table:table-cell>
          <table:table-cell office:value-type="float" office:value="1763" calcext:value-type="float">
            <text:p>1763</text:p>
          </table:table-cell>
          <table:table-cell office:value-type="float" office:value="964" calcext:value-type="float">
            <text:p>964</text:p>
          </table:table-cell>
          <table:table-cell office:value-type="float" office:value="5122" calcext:value-type="float">
            <text:p>512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poly’ C=8 gamma=0.1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595" calcext:value-type="float">
            <text:p>659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808" calcext:value-type="float">
            <text:p>280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53:.M62])" office:value-type="float" office:value="6896" calcext:value-type="float">
            <text:p>6896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63:.M72])" office:value-type="float" office:value="2944" calcext:value-type="float">
            <text:p>2944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53:.N62])" office:value-type="float" office:value="104" calcext:value-type="float">
            <text:p>104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63:.N72])" office:value-type="float" office:value="56" calcext:value-type="float">
            <text:p>5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73:.M73])" office:value-type="float" office:value="22265" calcext:value-type="float">
            <text:p>22265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73:.M73])" office:value-type="float" office:value="22265" calcext:value-type="float">
            <text:p>2226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73]" office:value-type="float" office:value="4118" calcext:value-type="float">
            <text:p>4118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73]" office:value-type="float" office:value="4118" calcext:value-type="float">
            <text:p>411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320911841356379" calcext:value-type="float">
            <text:p>0.32091184135637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235714528809175" calcext:value-type="float">
            <text:p>0.23571452880917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5635150812065" calcext:value-type="float">
            <text:p>0.95635150812065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53804347826087" calcext:value-type="float">
            <text:p>0.95380434782608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42142857142857" calcext:value-type="float">
            <text:p>0.942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36" calcext:value-type="float">
            <text:p>0.936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329928406674056" calcext:value-type="float">
            <text:p>0.329928406674056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240343055508287" calcext:value-type="float">
            <text:p>0.24034305550828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36480230444772" calcext:value-type="float">
            <text:p>0.23648023044477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16783688365266" calcext:value-type="float">
            <text:p>0.116783688365266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85142857142857" calcext:value-type="float">
            <text:p>0.985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81333333333333" calcext:value-type="float">
            <text:p>0.981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81405381488344" calcext:value-type="float">
            <text:p>0.38140538148834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08727711014215" calcext:value-type="float">
            <text:p>0.20872771101421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75367124585504" calcext:value-type="float">
            <text:p>0.97536712458550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86583612841399" calcext:value-type="float">
            <text:p>0.986583612841399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156085357995679" calcext:value-type="float">
            <text:p>0.15608535799567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156085357995679" calcext:value-type="float">
            <text:p>0.15608535799567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269106355170724" calcext:value-type="float">
            <text:p>0.26910635517072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269529076807278" calcext:value-type="float">
            <text:p>0.26952907680727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969" calcext:value-type="float">
            <text:p>969</text:p>
          </table:table-cell>
          <table:table-cell office:value-type="float" office:value="2014" calcext:value-type="float">
            <text:p>2014</text:p>
          </table:table-cell>
          <table:table-cell office:value-type="float" office:value="451" calcext:value-type="float">
            <text:p>451</text:p>
          </table:table-cell>
          <table:table-cell office:value-type="float" office:value="4464" calcext:value-type="float">
            <text:p>4464</text:p>
          </table:table-cell>
          <table:table-cell office:value-type="float" office:value="3690" calcext:value-type="float">
            <text:p>3690</text:p>
          </table:table-cell>
          <table:table-cell office:value-type="float" office:value="6897" calcext:value-type="float">
            <text:p>6897</text:p>
          </table:table-cell>
          <table:table-cell office:value-type="float" office:value="401" calcext:value-type="float">
            <text:p>401</text:p>
          </table:table-cell>
          <table:table-cell office:value-type="float" office:value="1566" calcext:value-type="float">
            <text:p>1566</text:p>
          </table:table-cell>
          <table:table-cell office:value-type="float" office:value="835" calcext:value-type="float">
            <text:p>835</text:p>
          </table:table-cell>
          <table:table-cell office:value-type="float" office:value="4118" calcext:value-type="float">
            <text:p>411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poly’ C=16 gamma=0.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936" calcext:value-type="float">
            <text:p>693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821" calcext:value-type="float">
            <text:p>2821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77:.M86])" office:value-type="float" office:value="6983" calcext:value-type="float">
            <text:p>6983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87:.M96])" office:value-type="float" office:value="2925" calcext:value-type="float">
            <text:p>2925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77:.N86])" office:value-type="float" office:value="17" calcext:value-type="float">
            <text:p>17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87:.N96])" office:value-type="float" office:value="75" calcext:value-type="float">
            <text:p>7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97:.M97])" office:value-type="float" office:value="18322" calcext:value-type="float">
            <text:p>18322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97:.M97])" office:value-type="float" office:value="18322" calcext:value-type="float">
            <text:p>1832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97]" office:value-type="float" office:value="8061" calcext:value-type="float">
            <text:p>806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97]" office:value-type="float" office:value="8061" calcext:value-type="float">
            <text:p>806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449240631459126" calcext:value-type="float">
            <text:p>0.44924063145912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370350202498043" calcext:value-type="float">
            <text:p>0.370350202498043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93269368466275" calcext:value-type="float">
            <text:p>0.993269368466275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64444444444444" calcext:value-type="float">
            <text:p>0.96444444444444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90857142857143" calcext:value-type="float">
            <text:p>0.990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940333333333333" calcext:value-type="float">
            <text:p>0.940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45064853368481" calcext:value-type="float">
            <text:p>0.45064853368481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373889664091481" calcext:value-type="float">
            <text:p>0.373889664091481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75953368899427" calcext:value-type="float">
            <text:p>0.27595336889942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37666494093284" calcext:value-type="float">
            <text:p>0.137666494093284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7571428571428" calcext:value-type="float">
            <text:p>0.997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75" calcext:value-type="float">
            <text:p>0.975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432316978795852" calcext:value-type="float">
            <text:p>0.43231697879585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241266960861137" calcext:value-type="float">
            <text:p>0.24126696086113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97895518692746" calcext:value-type="float">
            <text:p>0.99789551869274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90781710914454" calcext:value-type="float">
            <text:p>0.990781710914454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30553765682447" calcext:value-type="float">
            <text:p>0.3055376568244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30553765682447" calcext:value-type="float">
            <text:p>0.3055376568244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467833202750936" calcext:value-type="float">
            <text:p>0.46783320275093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467047133462731" calcext:value-type="float">
            <text:p>0.467047133462731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2381" calcext:value-type="float">
            <text:p>2381</text:p>
          </table:table-cell>
          <table:table-cell office:value-type="float" office:value="1311" calcext:value-type="float">
            <text:p>1311</text:p>
          </table:table-cell>
          <table:table-cell office:value-type="float" office:value="344" calcext:value-type="float">
            <text:p>344</text:p>
          </table:table-cell>
          <table:table-cell office:value-type="float" office:value="2268" calcext:value-type="float">
            <text:p>2268</text:p>
          </table:table-cell>
          <table:table-cell office:value-type="float" office:value="973" calcext:value-type="float">
            <text:p>973</text:p>
          </table:table-cell>
          <table:table-cell office:value-type="float" office:value="6993" calcext:value-type="float">
            <text:p>6993</text:p>
          </table:table-cell>
          <table:table-cell office:value-type="float" office:value="637" calcext:value-type="float">
            <text:p>637</text:p>
          </table:table-cell>
          <table:table-cell office:value-type="float" office:value="1769" calcext:value-type="float">
            <text:p>1769</text:p>
          </table:table-cell>
          <table:table-cell office:value-type="float" office:value="958" calcext:value-type="float">
            <text:p>958</text:p>
          </table:table-cell>
          <table:table-cell office:value-type="float" office:value="8061" calcext:value-type="float">
            <text:p>806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poly’ C=16 gamma=0.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6811" calcext:value-type="float">
            <text:p>6811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833" calcext:value-type="float">
            <text:p>283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01:.M110])" office:value-type="float" office:value="6951" calcext:value-type="float">
            <text:p>695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11:.M120])" office:value-type="float" office:value="2950" calcext:value-type="float">
            <text:p>295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01:.N110])" office:value-type="float" office:value="49" calcext:value-type="float">
            <text:p>49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11:.N120])" office:value-type="float" office:value="50" calcext:value-type="float">
            <text:p>5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21:.M121])" office:value-type="float" office:value="20163" calcext:value-type="float">
            <text:p>2016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21:.M121])" office:value-type="float" office:value="20163" calcext:value-type="float">
            <text:p>2016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21]" office:value-type="float" office:value="6220" calcext:value-type="float">
            <text:p>622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21]" office:value-type="float" office:value="6220" calcext:value-type="float">
            <text:p>622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39034838091244" calcext:value-type="float">
            <text:p>0.3903483809124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308103325051901" calcext:value-type="float">
            <text:p>0.308103325051901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979859013091641" calcext:value-type="float">
            <text:p>0.979859013091641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960338983050847" calcext:value-type="float">
            <text:p>0.96033898305084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973" calcext:value-type="float">
            <text:p>0.97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944333333333333" calcext:value-type="float">
            <text:p>0.944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394542132222988" calcext:value-type="float">
            <text:p>0.394542132222988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312085219344519" calcext:value-type="float">
            <text:p>0.31208521934451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56362026997123" calcext:value-type="float">
            <text:p>0.25636202699712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27633799160646" calcext:value-type="float">
            <text:p>0.127633799160646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0.993" calcext:value-type="float">
            <text:p>0.99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83333333333333" calcext:value-type="float">
            <text:p>0.983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407515975845694" calcext:value-type="float">
            <text:p>0.40751597584569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225941102133037" calcext:value-type="float">
            <text:p>0.22594110213303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0.992183761365449" calcext:value-type="float">
            <text:p>0.99218376136544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92025518341308" calcext:value-type="float">
            <text:p>0.99202551834130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235757874388811" calcext:value-type="float">
            <text:p>0.2357578743888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235757874388811" calcext:value-type="float">
            <text:p>0.23575787438881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380987382089918" calcext:value-type="float">
            <text:p>0.38098738208991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380975714329464" calcext:value-type="float">
            <text:p>0.38097571432946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295" calcext:value-type="float">
            <text:p>2295</text:p>
          </table:table-cell>
          <table:table-cell office:value-type="float" office:value="1511" calcext:value-type="float">
            <text:p>1511</text:p>
          </table:table-cell>
          <table:table-cell office:value-type="float" office:value="417" calcext:value-type="float">
            <text:p>417</text:p>
          </table:table-cell>
          <table:table-cell office:value-type="float" office:value="2689" calcext:value-type="float">
            <text:p>2689</text:p>
          </table:table-cell>
          <table:table-cell office:value-type="float" office:value="1484" calcext:value-type="float">
            <text:p>1484</text:p>
          </table:table-cell>
          <table:table-cell office:value-type="float" office:value="7472" calcext:value-type="float">
            <text:p>7472</text:p>
          </table:table-cell>
          <table:table-cell office:value-type="float" office:value="439" calcext:value-type="float">
            <text:p>439</text:p>
          </table:table-cell>
          <table:table-cell office:value-type="float" office:value="1885" calcext:value-type="float">
            <text:p>1885</text:p>
          </table:table-cell>
          <table:table-cell office:value-type="float" office:value="1156" calcext:value-type="float">
            <text:p>1156</text:p>
          </table:table-cell>
          <table:table-cell office:value-type="float" office:value="6220" calcext:value-type="float">
            <text:p>622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poly’ C=16 gamma=0.1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6645" calcext:value-type="float">
            <text:p>664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825" calcext:value-type="float">
            <text:p>2825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25:.M134])" office:value-type="float" office:value="6899" calcext:value-type="float">
            <text:p>6899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35:.M144])" office:value-type="float" office:value="2946" calcext:value-type="float">
            <text:p>2946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25:.N134])" office:value-type="float" office:value="101" calcext:value-type="float">
            <text:p>10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35:.N144])" office:value-type="float" office:value="54" calcext:value-type="float">
            <text:p>54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45:.M145])" office:value-type="float" office:value="22542" calcext:value-type="float">
            <text:p>22542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45:.M145])" office:value-type="float" office:value="22542" calcext:value-type="float">
            <text:p>2254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45]" office:value-type="float" office:value="3841" calcext:value-type="float">
            <text:p>384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45]" office:value-type="float" office:value="3841" calcext:value-type="float">
            <text:p>384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314111973159992" calcext:value-type="float">
            <text:p>0.31411197315999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226865874825579" calcext:value-type="float">
            <text:p>0.226865874825579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963183070010146" calcext:value-type="float">
            <text:p>0.963183070010146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958927359131025" calcext:value-type="float">
            <text:p>0.958927359131025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949285714285714" calcext:value-type="float">
            <text:p>0.949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941666666666667" calcext:value-type="float">
            <text:p>0.941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321720636251985" calcext:value-type="float">
            <text:p>0.321720636251985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230983902256407" calcext:value-type="float">
            <text:p>0.23098390225640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77" calcext:value-type="float">
            <text:p>67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34333072925512" calcext:value-type="float">
            <text:p>0.23433307292551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15583804143126" calcext:value-type="float">
            <text:p>0.115583804143126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85571428571429" calcext:value-type="float">
            <text:p>0.985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82" calcext:value-type="float">
            <text:p>0.982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78639444581653" calcext:value-type="float">
            <text:p>0.37863944458165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206823925863521" calcext:value-type="float">
            <text:p>0.20682392586352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74378488077118" calcext:value-type="float">
            <text:p>0.97437848807711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86136071887035" calcext:value-type="float">
            <text:p>0.986136071887035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145586172914377" calcext:value-type="float">
            <text:p>0.14558617291437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145586172914377" calcext:value-type="float">
            <text:p>0.14558617291437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253322341302556" calcext:value-type="float">
            <text:p>0.25332234130255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253715569060044" calcext:value-type="float">
            <text:p>0.25371556906004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248" calcext:value-type="float">
            <text:p>1248</text:p>
          </table:table-cell>
          <table:table-cell office:value-type="float" office:value="1774" calcext:value-type="float">
            <text:p>1774</text:p>
          </table:table-cell>
          <table:table-cell office:value-type="float" office:value="401" calcext:value-type="float">
            <text:p>401</text:p>
          </table:table-cell>
          <table:table-cell office:value-type="float" office:value="4585" calcext:value-type="float">
            <text:p>4585</text:p>
          </table:table-cell>
          <table:table-cell office:value-type="float" office:value="3500" calcext:value-type="float">
            <text:p>3500</text:p>
          </table:table-cell>
          <table:table-cell office:value-type="float" office:value="7264" calcext:value-type="float">
            <text:p>7264</text:p>
          </table:table-cell>
          <table:table-cell office:value-type="float" office:value="422" calcext:value-type="float">
            <text:p>422</text:p>
          </table:table-cell>
          <table:table-cell office:value-type="float" office:value="1589" calcext:value-type="float">
            <text:p>1589</text:p>
          </table:table-cell>
          <table:table-cell office:value-type="float" office:value="823" calcext:value-type="float">
            <text:p>823</text:p>
          </table:table-cell>
          <table:table-cell office:value-type="float" office:value="3841" calcext:value-type="float">
            <text:p>384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rbf’ C=8 gamma=0.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6826" calcext:value-type="float">
            <text:p>682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856" calcext:value-type="float">
            <text:p>285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49:.M158])" office:value-type="float" office:value="6970" calcext:value-type="float">
            <text:p>697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59:.M168])" office:value-type="float" office:value="2958" calcext:value-type="float">
            <text:p>2958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49:.N158])" office:value-type="float" office:value="30" calcext:value-type="float">
            <text:p>3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59:.N168])" office:value-type="float" office:value="42" calcext:value-type="float">
            <text:p>4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69:.M169])" office:value-type="float" office:value="20993" calcext:value-type="float">
            <text:p>2099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69:.M169])" office:value-type="float" office:value="20993" calcext:value-type="float">
            <text:p>2099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69]" office:value-type="float" office:value="5390" calcext:value-type="float">
            <text:p>539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69]" office:value-type="float" office:value="5390" calcext:value-type="float">
            <text:p>539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365934757211754" calcext:value-type="float">
            <text:p>0.36593475721175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280638464418201" calcext:value-type="float">
            <text:p>0.280638464418201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979340028694405" calcext:value-type="float">
            <text:p>0.979340028694405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96551724137931" calcext:value-type="float">
            <text:p>0.9655172413793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975142857142857" calcext:value-type="float">
            <text:p>0.975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952" calcext:value-type="float">
            <text:p>0.952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370248329988317" calcext:value-type="float">
            <text:p>0.370248329988317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284109859442535" calcext:value-type="float">
            <text:p>0.28410985944253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49257948002718" calcext:value-type="float">
            <text:p>0.24925794800271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23502150223373" calcext:value-type="float">
            <text:p>0.123502150223373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0.995714285714286" calcext:value-type="float">
            <text:p>0.995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0.986" calcext:value-type="float">
            <text:p>0.986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98707204759317" calcext:value-type="float">
            <text:p>0.39870720475931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219509480167712" calcext:value-type="float">
            <text:p>0.219509480167712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0.994464944649446" calcext:value-type="float">
            <text:p>0.99446494464944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0.992268041237113" calcext:value-type="float">
            <text:p>0.99226804123711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204298222340143" calcext:value-type="float">
            <text:p>0.20429822234014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204298222340143" calcext:value-type="float">
            <text:p>0.204298222340143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338961733169827" calcext:value-type="float">
            <text:p>0.33896173316982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338833883388339" calcext:value-type="float">
            <text:p>0.33883388338833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6448" calcext:value-type="float">
            <text:p>6448</text:p>
          </table:table-cell>
          <table:table-cell office:value-type="float" office:value="1278" calcext:value-type="float">
            <text:p>1278</text:p>
          </table:table-cell>
          <table:table-cell office:value-type="float" office:value="337" calcext:value-type="float">
            <text:p>337</text:p>
          </table:table-cell>
          <table:table-cell office:value-type="float" office:value="2770" calcext:value-type="float">
            <text:p>2770</text:p>
          </table:table-cell>
          <table:table-cell office:value-type="float" office:value="1416" calcext:value-type="float">
            <text:p>1416</text:p>
          </table:table-cell>
          <table:table-cell office:value-type="float" office:value="5325" calcext:value-type="float">
            <text:p>5325</text:p>
          </table:table-cell>
          <table:table-cell office:value-type="float" office:value="357" calcext:value-type="float">
            <text:p>357</text:p>
          </table:table-cell>
          <table:table-cell office:value-type="float" office:value="1598" calcext:value-type="float">
            <text:p>1598</text:p>
          </table:table-cell>
          <table:table-cell office:value-type="float" office:value="721" calcext:value-type="float">
            <text:p>721</text:p>
          </table:table-cell>
          <table:table-cell office:value-type="float" office:value="5390" calcext:value-type="float">
            <text:p>539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rbf’ C=8 gamma=0.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6707" calcext:value-type="float">
            <text:p>6707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842" calcext:value-type="float">
            <text:p>2842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73:.M182])" office:value-type="float" office:value="6934" calcext:value-type="float">
            <text:p>6934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83:.M192])" office:value-type="float" office:value="2951" calcext:value-type="float">
            <text:p>2951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73:.N182])" office:value-type="float" office:value="66" calcext:value-type="float">
            <text:p>66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83:.N192])" office:value-type="float" office:value="49" calcext:value-type="float">
            <text:p>49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93:.M193])" office:value-type="float" office:value="21921" calcext:value-type="float">
            <text:p>21921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93:.M193])" office:value-type="float" office:value="21921" calcext:value-type="float">
            <text:p>21921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93]" office:value-type="float" office:value="4462" calcext:value-type="float">
            <text:p>4462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93]" office:value-type="float" office:value="4462" calcext:value-type="float">
            <text:p>4462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334571488482162" calcext:value-type="float">
            <text:p>0.33457148848216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248579110369942" calcext:value-type="float">
            <text:p>0.24857911036994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967262763195846" calcext:value-type="float">
            <text:p>0.967262763195846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963063368349712" calcext:value-type="float">
            <text:p>0.96306336834971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958142857142857" calcext:value-type="float">
            <text:p>0.958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947333333333333" calcext:value-type="float">
            <text:p>0.947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341371356678549" calcext:value-type="float">
            <text:p>0.341371356678549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252288738386142" calcext:value-type="float">
            <text:p>0.25228873838614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4030497314157" calcext:value-type="float">
            <text:p>0.2403049731415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18647475072371" calcext:value-type="float">
            <text:p>0.118647475072371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0571428571429" calcext:value-type="float">
            <text:p>0.990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83666666666667" calcext:value-type="float">
            <text:p>0.983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8678008645935" calcext:value-type="float">
            <text:p>0.3867800864593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211753731343284" calcext:value-type="float">
            <text:p>0.211753731343284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85424028268551" calcext:value-type="float">
            <text:p>0.98542402826855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89137663489248" calcext:value-type="float">
            <text:p>0.98913766348924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169124057158018" calcext:value-type="float">
            <text:p>0.16912405715801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169124057158018" calcext:value-type="float">
            <text:p>0.16912405715801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288699815599625" calcext:value-type="float">
            <text:p>0.28869981559962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288858678060465" calcext:value-type="float">
            <text:p>0.28885867806046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348" calcext:value-type="float">
            <text:p>3348</text:p>
          </table:table-cell>
          <table:table-cell office:value-type="float" office:value="1384" calcext:value-type="float">
            <text:p>1384</text:p>
          </table:table-cell>
          <table:table-cell office:value-type="float" office:value="359" calcext:value-type="float">
            <text:p>359</text:p>
          </table:table-cell>
          <table:table-cell office:value-type="float" office:value="3424" calcext:value-type="float">
            <text:p>3424</text:p>
          </table:table-cell>
          <table:table-cell office:value-type="float" office:value="2653" calcext:value-type="float">
            <text:p>2653</text:p>
          </table:table-cell>
          <table:table-cell office:value-type="float" office:value="7256" calcext:value-type="float">
            <text:p>7256</text:p>
          </table:table-cell>
          <table:table-cell office:value-type="float" office:value="477" calcext:value-type="float">
            <text:p>477</text:p>
          </table:table-cell>
          <table:table-cell office:value-type="float" office:value="1456" calcext:value-type="float">
            <text:p>1456</text:p>
          </table:table-cell>
          <table:table-cell office:value-type="float" office:value="657" calcext:value-type="float">
            <text:p>657</text:p>
          </table:table-cell>
          <table:table-cell office:value-type="float" office:value="4462" calcext:value-type="float">
            <text:p>446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rbf’ C=8 gamma=0.1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6587" calcext:value-type="float">
            <text:p>6587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815" calcext:value-type="float">
            <text:p>281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97:.M206])" office:value-type="float" office:value="6888" calcext:value-type="float">
            <text:p>6888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07:.M216])" office:value-type="float" office:value="2944" calcext:value-type="float">
            <text:p>2944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97:.N206])" office:value-type="float" office:value="112" calcext:value-type="float">
            <text:p>112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07:.N216])" office:value-type="float" office:value="56" calcext:value-type="float">
            <text:p>5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17:.M217])" office:value-type="float" office:value="21625" calcext:value-type="float">
            <text:p>21625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17:.M217])" office:value-type="float" office:value="21625" calcext:value-type="float">
            <text:p>2162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17]" office:value-type="float" office:value="4758" calcext:value-type="float">
            <text:p>4758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17]" office:value-type="float" office:value="4758" calcext:value-type="float">
            <text:p>475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33984363298685" calcext:value-type="float">
            <text:p>0.3398436329868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257734063914508" calcext:value-type="float">
            <text:p>0.257734063914508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95630081300813" calcext:value-type="float">
            <text:p>0.95630081300813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956182065217391" calcext:value-type="float">
            <text:p>0.95618206521739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941" calcext:value-type="float">
            <text:p>0.94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938333333333333" calcext:value-type="float">
            <text:p>0.938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348860198304526" calcext:value-type="float">
            <text:p>0.348860198304526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262124357621754" calcext:value-type="float">
            <text:p>0.262124357621754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41574018868586" calcext:value-type="float">
            <text:p>0.24157401886858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19825796735724" calcext:value-type="float">
            <text:p>0.119825796735724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0.984" calcext:value-type="float">
            <text:p>0.98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0.981333333333333" calcext:value-type="float">
            <text:p>0.981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87914284909751" calcext:value-type="float">
            <text:p>0.38791428490975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213573216293663" calcext:value-type="float">
            <text:p>0.21357321629366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0.97700205338809" calcext:value-type="float">
            <text:p>0.9770020533880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0.988367262152056" calcext:value-type="float">
            <text:p>0.98836726215205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180343402948869" calcext:value-type="float">
            <text:p>0.18034340294886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180343402948869" calcext:value-type="float">
            <text:p>0.18034340294886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304482769654113" calcext:value-type="float">
            <text:p>0.30448276965411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305029329743245" calcext:value-type="float">
            <text:p>0.30502932974324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2067" calcext:value-type="float">
            <text:p>2067</text:p>
          </table:table-cell>
          <table:table-cell office:value-type="float" office:value="1944" calcext:value-type="float">
            <text:p>1944</text:p>
          </table:table-cell>
          <table:table-cell office:value-type="float" office:value="369" calcext:value-type="float">
            <text:p>369</text:p>
          </table:table-cell>
          <table:table-cell office:value-type="float" office:value="3315" calcext:value-type="float">
            <text:p>3315</text:p>
          </table:table-cell>
          <table:table-cell office:value-type="float" office:value="4026" calcext:value-type="float">
            <text:p>4026</text:p>
          </table:table-cell>
          <table:table-cell office:value-type="float" office:value="6549" calcext:value-type="float">
            <text:p>6549</text:p>
          </table:table-cell>
          <table:table-cell office:value-type="float" office:value="469" calcext:value-type="float">
            <text:p>469</text:p>
          </table:table-cell>
          <table:table-cell office:value-type="float" office:value="1283" calcext:value-type="float">
            <text:p>1283</text:p>
          </table:table-cell>
          <table:table-cell office:value-type="float" office:value="672" calcext:value-type="float">
            <text:p>672</text:p>
          </table:table-cell>
          <table:table-cell office:value-type="float" office:value="4758" calcext:value-type="float">
            <text:p>475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rbf’ C=16 gamma=0.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6875" calcext:value-type="float">
            <text:p>687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855" calcext:value-type="float">
            <text:p>285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21:.M230])" office:value-type="float" office:value="6980" calcext:value-type="float">
            <text:p>698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31:.M240])" office:value-type="float" office:value="2960" calcext:value-type="float">
            <text:p>296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21:.N230])" office:value-type="float" office:value="20" calcext:value-type="float">
            <text:p>2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31:.N240])" office:value-type="float" office:value="40" calcext:value-type="float">
            <text:p>4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41:.M241])" office:value-type="float" office:value="20289" calcext:value-type="float">
            <text:p>20289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41:.M241])" office:value-type="float" office:value="20289" calcext:value-type="float">
            <text:p>2028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41]" office:value-type="float" office:value="6094" calcext:value-type="float">
            <text:p>6094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41]" office:value-type="float" office:value="6094" calcext:value-type="float">
            <text:p>609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388491148189198" calcext:value-type="float">
            <text:p>0.38849114818919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304563863458462" calcext:value-type="float">
            <text:p>0.30456386345846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984957020057307" calcext:value-type="float">
            <text:p>0.984957020057307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964527027027027" calcext:value-type="float">
            <text:p>0.96452702702702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982142857142857" calcext:value-type="float">
            <text:p>0.982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951666666666667" calcext:value-type="float">
            <text:p>0.951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391636461672109" calcext:value-type="float">
            <text:p>0.391636461672109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308137358336453" calcext:value-type="float">
            <text:p>0.30813735833645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55968315669808" calcext:value-type="float">
            <text:p>0.25596831566980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27317303970063" calcext:value-type="float">
            <text:p>0.127317303970063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0.997142857142857" calcext:value-type="float">
            <text:p>0.997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86666666666667" calcext:value-type="float">
            <text:p>0.986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407365257229566" calcext:value-type="float">
            <text:p>0.40736525722956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225532401234333" calcext:value-type="float">
            <text:p>0.22553240123433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0.996728819103696" calcext:value-type="float">
            <text:p>0.99672881910369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93478969677209" calcext:value-type="float">
            <text:p>0.993478969677209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230982071788652" calcext:value-type="float">
            <text:p>0.23098207178865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230982071788652" calcext:value-type="float">
            <text:p>0.230982071788652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375050004615811" calcext:value-type="float">
            <text:p>0.3750500046158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374819325276009" calcext:value-type="float">
            <text:p>0.37481932527600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5684" calcext:value-type="float">
            <text:p>5684</text:p>
          </table:table-cell>
          <table:table-cell office:value-type="float" office:value="1453" calcext:value-type="float">
            <text:p>1453</text:p>
          </table:table-cell>
          <table:table-cell office:value-type="float" office:value="304" calcext:value-type="float">
            <text:p>304</text:p>
          </table:table-cell>
          <table:table-cell office:value-type="float" office:value="2818" calcext:value-type="float">
            <text:p>2818</text:p>
          </table:table-cell>
          <table:table-cell office:value-type="float" office:value="1161" calcext:value-type="float">
            <text:p>1161</text:p>
          </table:table-cell>
          <table:table-cell office:value-type="float" office:value="5378" calcext:value-type="float">
            <text:p>5378</text:p>
          </table:table-cell>
          <table:table-cell office:value-type="float" office:value="394" calcext:value-type="float">
            <text:p>394</text:p>
          </table:table-cell>
          <table:table-cell office:value-type="float" office:value="1551" calcext:value-type="float">
            <text:p>1551</text:p>
          </table:table-cell>
          <table:table-cell office:value-type="float" office:value="837" calcext:value-type="float">
            <text:p>837</text:p>
          </table:table-cell>
          <table:table-cell office:value-type="float" office:value="6094" calcext:value-type="float">
            <text:p>609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rbf’ C=16 gamma=0.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45]+[.E246]+[.F247]+[.G248]+[.H249]+[.I250]+[.J251]+[.K252]+[.L253]+[.M254]" office:value-type="float" office:value="6766" calcext:value-type="float">
            <text:p>6766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55]+[.E256]+[.F257]+[.G258]+[.H259]+[.I260]+[.J261]+[.K262]+[.L263]+[.M264]" office:value-type="float" office:value="2843" calcext:value-type="float">
            <text:p>2843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45:.M254])" office:value-type="float" office:value="6951" calcext:value-type="float">
            <text:p>695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55:.M264])" office:value-type="float" office:value="2953" calcext:value-type="float">
            <text:p>2953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45:.N254])" office:value-type="float" office:value="49" calcext:value-type="float">
            <text:p>49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55:.N264])" office:value-type="float" office:value="47" calcext:value-type="float">
            <text:p>47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65:.M265])" office:value-type="float" office:value="21446" calcext:value-type="float">
            <text:p>21446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65:.M265])" office:value-type="float" office:value="21446" calcext:value-type="float">
            <text:p>21446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65]" office:value-type="float" office:value="4937" calcext:value-type="float">
            <text:p>4937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65]" office:value-type="float" office:value="4937" calcext:value-type="float">
            <text:p>4937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45]+[.Q249])/([.Q246]+[.Q247]+[.Q248]+[.Q249])" office:value-type="float" office:value="0.350567654195249" calcext:value-type="float">
            <text:p>0.35056765419524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45]+[.T249])/([.T246]+[.T247]+[.T248]+[.T249])" office:value-type="float" office:value="0.264778953816833" calcext:value-type="float">
            <text:p>0.264778953816833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ne Accuracy</text:p>
          </table:table-cell>
          <table:table-cell table:formula="of:=[.Q245]/[.Q246]" office:value-type="float" office:value="0.973385124442526" calcext:value-type="float">
            <text:p>0.973385124442526</text:p>
          </table:table-cell>
          <table:table-cell/>
          <table:table-cell office:value-type="string" calcext:value-type="string">
            <text:p>Fine Accuracy</text:p>
          </table:table-cell>
          <table:table-cell table:formula="of:=[.T245]/[.T246]" office:value-type="float" office:value="0.962749746020996" calcext:value-type="float">
            <text:p>0.96274974602099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45]/([.Q246]+[.Q247])" office:value-type="float" office:value="0.966571428571429" calcext:value-type="float">
            <text:p>0.966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45]/([.T246]+[.T247])" office:value-type="float" office:value="0.947666666666667" calcext:value-type="float">
            <text:p>0.947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ccuracy</text:p>
          </table:table-cell>
          <table:table-cell table:formula="of:=([.Q246]+[.Q249])/([.Q246]+[.Q247]+[.Q248]+[.Q249])" office:value-type="float" office:value="0.356109396998472" calcext:value-type="float">
            <text:p>0.356109396998472</text:p>
          </table:table-cell>
          <table:table-cell/>
          <table:table-cell office:value-type="string" calcext:value-type="string">
            <text:p>Accuracy</text:p>
          </table:table-cell>
          <table:table-cell table:formula="of:=([.T246]+[.T249])/([.T246]+[.T247]+[.T248]+[.T249])" office:value-type="float" office:value="0.268522615117585" calcext:value-type="float">
            <text:p>0.26852261511758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46]/([.Q246]+[.Q248])" office:value-type="float" office:value="0.244779378103321" calcext:value-type="float">
            <text:p>0.24477937810332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46]/([.T246]+[.T248])" office:value-type="float" office:value="0.121029550391409" calcext:value-type="float">
            <text:p>0.121029550391409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46]/([.Q246]+[.Q247])" office:value-type="float" office:value="0.993" calcext:value-type="float">
            <text:p>0.99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46]/([.T246]+[.T247])" office:value-type="float" office:value="0.984333333333333" calcext:value-type="float">
            <text:p>0.984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54]*[.Q255])/([.Q254]+[.Q255]))" office:value-type="float" office:value="0.392745147893889" calcext:value-type="float">
            <text:p>0.39274514789388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54]*[.T255])/([.T254]+[.T255]))" office:value-type="float" office:value="0.215555312237673" calcext:value-type="float">
            <text:p>0.21555531223767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49]/([.Q249]+[.Q247])" office:value-type="float" office:value="0.990172482952266" calcext:value-type="float">
            <text:p>0.99017248295226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49]/([.T249]+[.T247])" office:value-type="float" office:value="0.990569823434992" calcext:value-type="float">
            <text:p>0.99056982343499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49]/([.Q249]+[.Q248])" office:value-type="float" office:value="0.187128074896714" calcext:value-type="float">
            <text:p>0.1871280748967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49]/([.T249]+[.T248])" office:value-type="float" office:value="0.187128074896714" calcext:value-type="float">
            <text:p>0.18712807489671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57]*[.Q258])/([.Q257]+[.Q258]))" office:value-type="float" office:value="0.314769358283656" calcext:value-type="float">
            <text:p>0.31476935828365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57]*[.T258])/([.T257]+[.T258]))" office:value-type="float" office:value="0.314789428380145" calcext:value-type="float">
            <text:p>0.31478942838014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5294" calcext:value-type="float">
            <text:p>5294</text:p>
          </table:table-cell>
          <table:table-cell office:value-type="float" office:value="1313" calcext:value-type="float">
            <text:p>1313</text:p>
          </table:table-cell>
          <table:table-cell office:value-type="float" office:value="354" calcext:value-type="float">
            <text:p>354</text:p>
          </table:table-cell>
          <table:table-cell office:value-type="float" office:value="3143" calcext:value-type="float">
            <text:p>3143</text:p>
          </table:table-cell>
          <table:table-cell office:value-type="float" office:value="1847" calcext:value-type="float">
            <text:p>1847</text:p>
          </table:table-cell>
          <table:table-cell office:value-type="float" office:value="5972" calcext:value-type="float">
            <text:p>5972</text:p>
          </table:table-cell>
          <table:table-cell office:value-type="float" office:value="416" calcext:value-type="float">
            <text:p>416</text:p>
          </table:table-cell>
          <table:table-cell office:value-type="float" office:value="1594" calcext:value-type="float">
            <text:p>1594</text:p>
          </table:table-cell>
          <table:table-cell office:value-type="float" office:value="645" calcext:value-type="float">
            <text:p>645</text:p>
          </table:table-cell>
          <table:table-cell office:value-type="float" office:value="4937" calcext:value-type="float">
            <text:p>493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SVM kernel=’rbf’ C=16 gamma=0.12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69]+[.E270]+[.F271]+[.G272]+[.H273]+[.I274]+[.J275]+[.K276]+[.L277]+[.M278]" office:value-type="float" office:value="6650" calcext:value-type="float">
            <text:p>665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79]+[.E280]+[.F281]+[.G282]+[.H283]+[.I284]+[.J285]+[.K286]+[.L287]+[.M288]" office:value-type="float" office:value="2830" calcext:value-type="float">
            <text:p>2830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69:.M278])" office:value-type="float" office:value="6910" calcext:value-type="float">
            <text:p>691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79:.M288])" office:value-type="float" office:value="2948" calcext:value-type="float">
            <text:p>2948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69:.N278])" office:value-type="float" office:value="90" calcext:value-type="float">
            <text:p>9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79:.N288])" office:value-type="float" office:value="52" calcext:value-type="float">
            <text:p>5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89:.M289])" office:value-type="float" office:value="21973" calcext:value-type="float">
            <text:p>2197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89:.M289])" office:value-type="float" office:value="21973" calcext:value-type="float">
            <text:p>2197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89]" office:value-type="float" office:value="4410" calcext:value-type="float">
            <text:p>441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89]" office:value-type="float" office:value="4410" calcext:value-type="float">
            <text:p>441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69]+[.Q273])/([.Q270]+[.Q271]+[.Q272]+[.Q273])" office:value-type="float" office:value="0.331306353533235" calcext:value-type="float">
            <text:p>0.33130635353323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69]+[.T273])/([.T270]+[.T271]+[.T272]+[.T273])" office:value-type="float" office:value="0.246400980158595" calcext:value-type="float">
            <text:p>0.24640098015859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ine Accuracy</text:p>
          </table:table-cell>
          <table:table-cell table:formula="of:=[.Q269]/[.Q270]" office:value-type="float" office:value="0.962373371924747" calcext:value-type="float">
            <text:p>0.962373371924747</text:p>
          </table:table-cell>
          <table:table-cell/>
          <table:table-cell office:value-type="string" calcext:value-type="string">
            <text:p>Fine Accuracy</text:p>
          </table:table-cell>
          <table:table-cell table:formula="of:=[.T269]/[.T270]" office:value-type="float" office:value="0.959972862957938" calcext:value-type="float">
            <text:p>0.95997286295793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69]/([.Q270]+[.Q271])" office:value-type="float" office:value="0.95" calcext:value-type="float">
            <text:p>0.95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69]/([.T270]+[.T271])" office:value-type="float" office:value="0.943333333333333" calcext:value-type="float">
            <text:p>0.943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ccuracy</text:p>
          </table:table-cell>
          <table:table-cell table:formula="of:=([.Q270]+[.Q273])/([.Q270]+[.Q271]+[.Q272]+[.Q273])" office:value-type="float" office:value="0.339094748824252" calcext:value-type="float">
            <text:p>0.339094748824252</text:p>
          </table:table-cell>
          <table:table-cell/>
          <table:table-cell office:value-type="string" calcext:value-type="string">
            <text:p>Accuracy</text:p>
          </table:table-cell>
          <table:table-cell table:formula="of:=([.T270]+[.T273])/([.T270]+[.T271]+[.T272]+[.T273])" office:value-type="float" office:value="0.250416907735766" calcext:value-type="float">
            <text:p>0.25041690773576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70]/([.Q270]+[.Q272])" office:value-type="float" office:value="0.239241076065506" calcext:value-type="float">
            <text:p>0.23924107606550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70]/([.T270]+[.T272])" office:value-type="float" office:value="0.118293808434654" calcext:value-type="float">
            <text:p>0.118293808434654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70]/([.Q270]+[.Q271])" office:value-type="float" office:value="0.987142857142857" calcext:value-type="float">
            <text:p>0.987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70]/([.T270]+[.T271])" office:value-type="float" office:value="0.982666666666667" calcext:value-type="float">
            <text:p>0.982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78]*[.Q279])/([.Q278]+[.Q279]))" office:value-type="float" office:value="0.385140595825321" calcext:value-type="float">
            <text:p>0.38514059582532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78]*[.T279])/([.T278]+[.T279]))" office:value-type="float" office:value="0.211167221804377" calcext:value-type="float">
            <text:p>0.21116722180437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73]/([.Q273]+[.Q271])" office:value-type="float" office:value="0.98" calcext:value-type="float">
            <text:p>0.9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73]/([.T273]+[.T271])" office:value-type="float" office:value="0.988346033168983" calcext:value-type="float">
            <text:p>0.98834603316898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73]/([.Q273]+[.Q272])" office:value-type="float" office:value="0.167153091005572" calcext:value-type="float">
            <text:p>0.16715309100557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73]/([.T273]+[.T272])" office:value-type="float" office:value="0.167153091005572" calcext:value-type="float">
            <text:p>0.167153091005572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81]*[.Q282])/([.Q281]+[.Q282]))" office:value-type="float" office:value="0.285594016125376" calcext:value-type="float">
            <text:p>0.28559401612537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81]*[.T282])/([.T281]+[.T282]))" office:value-type="float" office:value="0.285945858323877" calcext:value-type="float">
            <text:p>0.28594585832387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973" calcext:value-type="float">
            <text:p>1973</text:p>
          </table:table-cell>
          <table:table-cell office:value-type="float" office:value="1776" calcext:value-type="float">
            <text:p>1776</text:p>
          </table:table-cell>
          <table:table-cell office:value-type="float" office:value="366" calcext:value-type="float">
            <text:p>366</text:p>
          </table:table-cell>
          <table:table-cell office:value-type="float" office:value="3600" calcext:value-type="float">
            <text:p>3600</text:p>
          </table:table-cell>
          <table:table-cell office:value-type="float" office:value="3487" calcext:value-type="float">
            <text:p>3487</text:p>
          </table:table-cell>
          <table:table-cell office:value-type="float" office:value="7197" calcext:value-type="float">
            <text:p>7197</text:p>
          </table:table-cell>
          <table:table-cell office:value-type="float" office:value="567" calcext:value-type="float">
            <text:p>567</text:p>
          </table:table-cell>
          <table:table-cell office:value-type="float" office:value="1396" calcext:value-type="float">
            <text:p>1396</text:p>
          </table:table-cell>
          <table:table-cell office:value-type="float" office:value="641" calcext:value-type="float">
            <text:p>641</text:p>
          </table:table-cell>
          <table:table-cell office:value-type="float" office:value="4410" calcext:value-type="float">
            <text:p>44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RF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11" table:default-cell-style-name="ce19"/>
        <table:table-column table:style-name="co1" table:default-cell-style-name="Default"/>
        <table:table-column table:style-name="co4" table:default-cell-style-name="ce23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1" office:value-type="string" calcext:value-type="string" table:number-columns-spanned="13" table:number-rows-spanned="1">
            <text:p>RF trees_count = 30</text:p>
          </table:table-cell>
          <table:covered-table-cell table:style-name="ce1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12"/>
          <table:table-cell table:style-name="ce16" office:value-type="string" calcext:value-type="string">
            <text:p>class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foreign</text:p>
          </table:table-cell>
          <table:table-cell/>
          <table:table-cell table:style-name="ce2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1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97" calcext:value-type="float">
            <text:p>2797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5:.M14])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15:.M24])" office:value-type="float" office:value="2927" calcext:value-type="float">
            <text:p>292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5:.N14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15:.N24])" office:value-type="float" office:value="73" calcext:value-type="float">
            <text:p>7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25:.M25])" office:value-type="float" office:value="19538" calcext:value-type="float">
            <text:p>19538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25:.M25])" office:value-type="float" office:value="19538" calcext:value-type="float">
            <text:p>1953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25]" office:value-type="float" office:value="6845" calcext:value-type="float">
            <text:p>6845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25]" office:value-type="float" office:value="6845" calcext:value-type="float">
            <text:p>684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414732049246623" calcext:value-type="float">
            <text:p>0.41473204924662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328148929653201" calcext:value-type="float">
            <text:p>0.328148929653201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55585924154424" calcext:value-type="float">
            <text:p>0.95558592415442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32333333333333" calcext:value-type="float">
            <text:p>0.932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414732049246623" calcext:value-type="float">
            <text:p>0.414732049246623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332573256644999" calcext:value-type="float">
            <text:p>0.33257325664499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63772703293391" calcext:value-type="float">
            <text:p>0.26377270329339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30291564656132" calcext:value-type="float">
            <text:p>0.130291564656132</text:p>
          </table:table-cell>
        </table:table-row>
        <table:table-row table:style-name="ro2">
          <table:table-cell/>
          <table:table-cell table:style-name="ce1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75666666666667" calcext:value-type="float">
            <text:p>0.975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17436937205558" calcext:value-type="float">
            <text:p>0.41743693720555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29884154722168" calcext:value-type="float">
            <text:p>0.229884154722168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9447817288234" calcext:value-type="float">
            <text:p>0.989447817288234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5944737141341" calcext:value-type="float">
            <text:p>0.2594473714134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5944737141341" calcext:value-type="float">
            <text:p>0.2594473714134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412001926086433" calcext:value-type="float">
            <text:p>0.41200192608643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411098765802829" calcext:value-type="float">
            <text:p>0.41109876580282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5" office:value-type="string" calcext:value-type="string">
            <text:p>foreign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075" calcext:value-type="float">
            <text:p>1075</text:p>
          </table:table-cell>
          <table:table-cell office:value-type="float" office:value="2482" calcext:value-type="float">
            <text:p>2482</text:p>
          </table:table-cell>
          <table:table-cell office:value-type="float" office:value="357" calcext:value-type="float">
            <text:p>357</text:p>
          </table:table-cell>
          <table:table-cell office:value-type="float" office:value="4330" calcext:value-type="float">
            <text:p>4330</text:p>
          </table:table-cell>
          <table:table-cell office:value-type="float" office:value="3072" calcext:value-type="float">
            <text:p>3072</text:p>
          </table:table-cell>
          <table:table-cell office:value-type="float" office:value="5905" calcext:value-type="float">
            <text:p>5905</text:p>
          </table:table-cell>
          <table:table-cell office:value-type="float" office:value="158" calcext:value-type="float">
            <text:p>158</text:p>
          </table:table-cell>
          <table:table-cell office:value-type="float" office:value="765" calcext:value-type="float">
            <text:p>765</text:p>
          </table:table-cell>
          <table:table-cell office:value-type="float" office:value="477" calcext:value-type="float">
            <text:p>477</text:p>
          </table:table-cell>
          <table:table-cell office:value-type="float" office:value="6845" calcext:value-type="float">
            <text:p>684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1" office:value-type="string" calcext:value-type="string" table:number-columns-spanned="13" table:number-rows-spanned="1">
            <text:p>RF trees_count = 50</text:p>
          </table:table-cell>
          <table:covered-table-cell table:style-name="ce1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12"/>
          <table:table-cell table:style-name="ce16" office:value-type="string" calcext:value-type="string">
            <text:p>class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foreign</text:p>
          </table:table-cell>
          <table:table-cell/>
          <table:table-cell table:style-name="ce2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1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802" calcext:value-type="float">
            <text:p>2802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29:.M38])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39:.M48])" office:value-type="float" office:value="2922" calcext:value-type="float">
            <text:p>2922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29:.N38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39:.N48])" office:value-type="float" office:value="78" calcext:value-type="float">
            <text:p>78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49:.M49])" office:value-type="float" office:value="19859" calcext:value-type="float">
            <text:p>19859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49:.M49])" office:value-type="float" office:value="19859" calcext:value-type="float">
            <text:p>1985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49]" office:value-type="float" office:value="6524" calcext:value-type="float">
            <text:p>6524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49]" office:value-type="float" office:value="6524" calcext:value-type="float">
            <text:p>652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405116376598868" calcext:value-type="float">
            <text:p>0.40511637659886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317394411734677" calcext:value-type="float">
            <text:p>0.31739441173467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58932238193018" calcext:value-type="float">
            <text:p>0.95893223819301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34" calcext:value-type="float">
            <text:p>0.934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405116376598868" calcext:value-type="float">
            <text:p>0.405116376598868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321478405880952" calcext:value-type="float">
            <text:p>0.32147840588095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60620276257493" calcext:value-type="float">
            <text:p>0.26062027625749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28264782055221" calcext:value-type="float">
            <text:p>0.128264782055221</text:p>
          </table:table-cell>
        </table:table-row>
        <table:table-row table:style-name="ro2">
          <table:table-cell/>
          <table:table-cell table:style-name="ce1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74" calcext:value-type="float">
            <text:p>0.974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413479429398388" calcext:value-type="float">
            <text:p>0.41347942939838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26678561731508" calcext:value-type="float">
            <text:p>0.226678561731508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8185398364132" calcext:value-type="float">
            <text:p>0.98818539836413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247280445741576" calcext:value-type="float">
            <text:p>0.24728044574157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247280445741576" calcext:value-type="float">
            <text:p>0.247280445741576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396511380557328" calcext:value-type="float">
            <text:p>0.39651138055732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395573745641958" calcext:value-type="float">
            <text:p>0.39557374564195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5" office:value-type="string" calcext:value-type="string">
            <text:p>foreign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983" calcext:value-type="float">
            <text:p>983</text:p>
          </table:table-cell>
          <table:table-cell office:value-type="float" office:value="2065" calcext:value-type="float">
            <text:p>2065</text:p>
          </table:table-cell>
          <table:table-cell office:value-type="float" office:value="352" calcext:value-type="float">
            <text:p>352</text:p>
          </table:table-cell>
          <table:table-cell office:value-type="float" office:value="3737" calcext:value-type="float">
            <text:p>3737</text:p>
          </table:table-cell>
          <table:table-cell office:value-type="float" office:value="3819" calcext:value-type="float">
            <text:p>3819</text:p>
          </table:table-cell>
          <table:table-cell office:value-type="float" office:value="6632" calcext:value-type="float">
            <text:p>6632</text:p>
          </table:table-cell>
          <table:table-cell office:value-type="float" office:value="299" calcext:value-type="float">
            <text:p>299</text:p>
          </table:table-cell>
          <table:table-cell office:value-type="float" office:value="686" calcext:value-type="float">
            <text:p>686</text:p>
          </table:table-cell>
          <table:table-cell office:value-type="float" office:value="434" calcext:value-type="float">
            <text:p>434</text:p>
          </table:table-cell>
          <table:table-cell office:value-type="float" office:value="6524" calcext:value-type="float">
            <text:p>652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1" office:value-type="string" calcext:value-type="string" table:number-columns-spanned="13" table:number-rows-spanned="1">
            <text:p>RF trees_count = 100</text:p>
          </table:table-cell>
          <table:covered-table-cell table:style-name="ce1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12"/>
          <table:table-cell table:style-name="ce16" office:value-type="string" calcext:value-type="string">
            <text:p>class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foreign</text:p>
          </table:table-cell>
          <table:table-cell/>
          <table:table-cell table:style-name="ce2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1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813" calcext:value-type="float">
            <text:p>281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53:.M62])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63:.M72])" office:value-type="float" office:value="2937" calcext:value-type="float">
            <text:p>293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63:.N72])" office:value-type="float" office:value="63" calcext:value-type="float">
            <text:p>6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73:.M73])" office:value-type="float" office:value="20564" calcext:value-type="float">
            <text:p>20564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73:.M73])" office:value-type="float" office:value="20564" calcext:value-type="float">
            <text:p>2056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73]" office:value-type="float" office:value="5819" calcext:value-type="float">
            <text:p>5819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73]" office:value-type="float" office:value="5819" calcext:value-type="float">
            <text:p>581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383997843213612" calcext:value-type="float">
            <text:p>0.38399784321361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293775312255386" calcext:value-type="float">
            <text:p>0.29377531225538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57780047667688" calcext:value-type="float">
            <text:p>0.95778004766768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37666666666667" calcext:value-type="float">
            <text:p>0.937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383997843213612" calcext:value-type="float">
            <text:p>0.383997843213612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29799543953987" calcext:value-type="float">
            <text:p>0.2979954395398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53954433318822" calcext:value-type="float">
            <text:p>0.25395443331882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24973405387005" calcext:value-type="float">
            <text:p>0.124973405387005</text:p>
          </table:table-cell>
        </table:table-row>
        <table:table-row table:style-name="ro2">
          <table:table-cell/>
          <table:table-cell table:style-name="ce1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79" calcext:value-type="float">
            <text:p>0.979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405045712301817" calcext:value-type="float">
            <text:p>0.40504571230181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2165201313158" calcext:value-type="float">
            <text:p>0.22165201313158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89289357361442" calcext:value-type="float">
            <text:p>0.98928935736144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220558693097828" calcext:value-type="float">
            <text:p>0.22055869309782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220558693097828" calcext:value-type="float">
            <text:p>0.22055869309782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36140612384324" calcext:value-type="float">
            <text:p>0.3614061238432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360700449403378" calcext:value-type="float">
            <text:p>0.36070044940337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5" office:value-type="string" calcext:value-type="string">
            <text:p>foreign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172" calcext:value-type="float">
            <text:p>1172</text:p>
          </table:table-cell>
          <table:table-cell office:value-type="float" office:value="2140" calcext:value-type="float">
            <text:p>2140</text:p>
          </table:table-cell>
          <table:table-cell office:value-type="float" office:value="461" calcext:value-type="float">
            <text:p>461</text:p>
          </table:table-cell>
          <table:table-cell office:value-type="float" office:value="4163" calcext:value-type="float">
            <text:p>4163</text:p>
          </table:table-cell>
          <table:table-cell office:value-type="float" office:value="3544" calcext:value-type="float">
            <text:p>3544</text:p>
          </table:table-cell>
          <table:table-cell office:value-type="float" office:value="6830" calcext:value-type="float">
            <text:p>6830</text:p>
          </table:table-cell>
          <table:table-cell office:value-type="float" office:value="245" calcext:value-type="float">
            <text:p>245</text:p>
          </table:table-cell>
          <table:table-cell office:value-type="float" office:value="725" calcext:value-type="float">
            <text:p>725</text:p>
          </table:table-cell>
          <table:table-cell office:value-type="float" office:value="425" calcext:value-type="float">
            <text:p>425</text:p>
          </table:table-cell>
          <table:table-cell office:value-type="float" office:value="5819" calcext:value-type="float">
            <text:p>581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1" office:value-type="string" calcext:value-type="string" table:number-columns-spanned="13" table:number-rows-spanned="1">
            <text:p>RF trees_count = 150</text:p>
          </table:table-cell>
          <table:covered-table-cell table:style-name="ce1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12"/>
          <table:table-cell table:style-name="ce16" office:value-type="string" calcext:value-type="string">
            <text:p>class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foreign</text:p>
          </table:table-cell>
          <table:table-cell/>
          <table:table-cell table:style-name="ce2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1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822" calcext:value-type="float">
            <text:p>2822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77:.M86])" office:value-type="float" office:value="7000" calcext:value-type="float">
            <text:p>7000</text:p>
          </table:table-cell>
          <table:table-cell/>
          <table:table-cell table:style-name="ce22" office:value-type="string" calcext:value-type="string">
            <text:p>True Positives</text:p>
          </table:table-cell>
          <table:table-cell table:formula="of:=SUM([.D87:.M96])" office:value-type="float" office:value="2937" calcext:value-type="float">
            <text:p>293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Negatives</text:p>
          </table:table-cell>
          <table:table-cell table:formula="of:=SUM([.N87:.N96])" office:value-type="float" office:value="63" calcext:value-type="float">
            <text:p>6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97:.M97])" office:value-type="float" office:value="20822" calcext:value-type="float">
            <text:p>20822</text:p>
          </table:table-cell>
          <table:table-cell/>
          <table:table-cell table:style-name="ce22" office:value-type="string" calcext:value-type="string">
            <text:p>False Positives</text:p>
          </table:table-cell>
          <table:table-cell table:formula="of:=SUM([.D97:.M97])" office:value-type="float" office:value="20822" calcext:value-type="float">
            <text:p>2082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97]" office:value-type="float" office:value="5561" calcext:value-type="float">
            <text:p>5561</text:p>
          </table:table-cell>
          <table:table-cell/>
          <table:table-cell table:style-name="ce22" office:value-type="string" calcext:value-type="string">
            <text:p>True Negatives</text:p>
          </table:table-cell>
          <table:table-cell table:formula="of:=[.N97]" office:value-type="float" office:value="5561" calcext:value-type="float">
            <text:p>556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376269358655603" calcext:value-type="float">
            <text:p>0.37626935865560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285301024401865" calcext:value-type="float">
            <text:p>0.28530102440186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60844399046646" calcext:value-type="float">
            <text:p>0.96084439904664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940666666666667" calcext:value-type="float">
            <text:p>0.940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376269358655603" calcext:value-type="float">
            <text:p>0.376269358655603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289214852125379" calcext:value-type="float">
            <text:p>0.28921485212537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51599453669758" calcext:value-type="float">
            <text:p>0.25159945366975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23616313817922" calcext:value-type="float">
            <text:p>0.123616313817922</text:p>
          </table:table-cell>
        </table:table-row>
        <table:table-row table:style-name="ro2">
          <table:table-cell/>
          <table:table-cell table:style-name="ce1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79" calcext:value-type="float">
            <text:p>0.979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402044684394923" calcext:value-type="float">
            <text:p>0.40204468439492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219514929556411" calcext:value-type="float">
            <text:p>0.21951492955641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88798008534851" calcext:value-type="float">
            <text:p>0.98879800853485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210779668726074" calcext:value-type="float">
            <text:p>0.21077966872607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210779668726074" calcext:value-type="float">
            <text:p>0.21077966872607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348171800651139" calcext:value-type="float">
            <text:p>0.34817180065113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347486487330896" calcext:value-type="float">
            <text:p>0.34748648733089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5" office:value-type="string" calcext:value-type="string">
            <text:p>foreign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363" calcext:value-type="float">
            <text:p>1363</text:p>
          </table:table-cell>
          <table:table-cell office:value-type="float" office:value="1988" calcext:value-type="float">
            <text:p>1988</text:p>
          </table:table-cell>
          <table:table-cell office:value-type="float" office:value="381" calcext:value-type="float">
            <text:p>381</text:p>
          </table:table-cell>
          <table:table-cell office:value-type="float" office:value="4395" calcext:value-type="float">
            <text:p>4395</text:p>
          </table:table-cell>
          <table:table-cell office:value-type="float" office:value="3337" calcext:value-type="float">
            <text:p>3337</text:p>
          </table:table-cell>
          <table:table-cell office:value-type="float" office:value="7088" calcext:value-type="float">
            <text:p>7088</text:p>
          </table:table-cell>
          <table:table-cell office:value-type="float" office:value="182" calcext:value-type="float">
            <text:p>182</text:p>
          </table:table-cell>
          <table:table-cell office:value-type="float" office:value="727" calcext:value-type="float">
            <text:p>727</text:p>
          </table:table-cell>
          <table:table-cell office:value-type="float" office:value="443" calcext:value-type="float">
            <text:p>443</text:p>
          </table:table-cell>
          <table:table-cell office:value-type="float" office:value="5561" calcext:value-type="float">
            <text:p>556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1" table:default-cell-style-name="ce30"/>
        <table:table-column table:style-name="co1" table:number-columns-repeated="11" table:default-cell-style-name="ce32"/>
        <table:table-column table:style-name="co1" table:default-cell-style-name="Default"/>
        <table:table-column table:style-name="co6" table:default-cell-style-name="ce36"/>
        <table:table-column table:style-name="co1" table:number-columns-repeated="2" table:default-cell-style-name="Default"/>
        <table:table-column table:style-name="co7" table:default-cell-style-name="ce36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1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7000" calcext:value-type="float">
            <text:p>700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88" calcext:value-type="float">
            <text:p>278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5:.M14])" office:value-type="float" office:value="7000" calcext:value-type="float">
            <text:p>700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5:.M24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5:.N14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5:.N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0948847973317905" calcext:value-type="float">
            <text:p>0.09488479733179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29333333333333" calcext:value-type="float">
            <text:p>0.92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29333333333333" calcext:value-type="float">
            <text:p>0.92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46680533888022" calcext:value-type="float">
            <text:p>0.34668053388802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18528240125992" calcext:value-type="float">
            <text:p>0.185282401259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2337" calcext:value-type="float">
            <text:p>2337</text:p>
          </table:table-cell>
          <table:table-cell office:value-type="float" office:value="2907" calcext:value-type="float">
            <text:p>2907</text:p>
          </table:table-cell>
          <table:table-cell office:value-type="float" office:value="1021" calcext:value-type="float">
            <text:p>1021</text:p>
          </table:table-cell>
          <table:table-cell office:value-type="float" office:value="3735" calcext:value-type="float">
            <text:p>3735</text:p>
          </table:table-cell>
          <table:table-cell office:value-type="float" office:value="3774" calcext:value-type="float">
            <text:p>3774</text:p>
          </table:table-cell>
          <table:table-cell office:value-type="float" office:value="7602" calcext:value-type="float">
            <text:p>7602</text:p>
          </table:table-cell>
          <table:table-cell office:value-type="float" office:value="570" calcext:value-type="float">
            <text:p>570</text:p>
          </table:table-cell>
          <table:table-cell office:value-type="float" office:value="1837" calcext:value-type="float">
            <text:p>1837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2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704" calcext:value-type="float">
            <text:p>6704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747" calcext:value-type="float">
            <text:p>274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9:.M38])" office:value-type="float" office:value="6990" calcext:value-type="float">
            <text:p>699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39:.M48])" office:value-type="float" office:value="2998" calcext:value-type="float">
            <text:p>299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9:.N38])" office:value-type="float" office:value="10" calcext:value-type="float">
            <text:p>1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39:.N4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49:.M49])" office:value-type="float" office:value="25920" calcext:value-type="float">
            <text:p>2592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49:.M49])" office:value-type="float" office:value="25920" calcext:value-type="float">
            <text:p>2592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49]" office:value-type="float" office:value="463" calcext:value-type="float">
            <text:p>46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49]"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214690111733517" calcext:value-type="float">
            <text:p>0.21469011173351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109246843412858" calcext:value-type="float">
            <text:p>0.10924684341285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59084406294707" calcext:value-type="float">
            <text:p>0.959084406294707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16277518345564" calcext:value-type="float">
            <text:p>0.91627751834556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57714285714286" calcext:value-type="float">
            <text:p>0.957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15666666666667" calcext:value-type="float">
            <text:p>0.915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223257346553635" calcext:value-type="float">
            <text:p>0.223257346553635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117789197835483" calcext:value-type="float">
            <text:p>0.11778919783548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12397447584321" calcext:value-type="float">
            <text:p>0.21239744758432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03672453143371" calcext:value-type="float">
            <text:p>0.103672453143371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8571428571429" calcext:value-type="float">
            <text:p>0.998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99333333333333" calcext:value-type="float">
            <text:p>0.99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50288148333751" calcext:value-type="float">
            <text:p>0.35028814833375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187856381978821" calcext:value-type="float">
            <text:p>0.18785638197882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78858350951374" calcext:value-type="float">
            <text:p>0.97885835095137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95698924731183" calcext:value-type="float">
            <text:p>0.99569892473118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0175491793958231" calcext:value-type="float">
            <text:p>0.01754917939582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0175491793958231" calcext:value-type="float">
            <text:p>0.01754917939582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0344801906464105" calcext:value-type="float">
            <text:p>0.0344801906464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0344904648390942" calcext:value-type="float">
            <text:p>0.03449046483909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952" calcext:value-type="float">
            <text:p>2952</text:p>
          </table:table-cell>
          <table:table-cell office:value-type="float" office:value="1719" calcext:value-type="float">
            <text:p>1719</text:p>
          </table:table-cell>
          <table:table-cell office:value-type="float" office:value="1114" calcext:value-type="float">
            <text:p>1114</text:p>
          </table:table-cell>
          <table:table-cell office:value-type="float" office:value="5044" calcext:value-type="float">
            <text:p>5044</text:p>
          </table:table-cell>
          <table:table-cell office:value-type="float" office:value="1977" calcext:value-type="float">
            <text:p>1977</text:p>
          </table:table-cell>
          <table:table-cell office:value-type="float" office:value="6352" calcext:value-type="float">
            <text:p>6352</text:p>
          </table:table-cell>
          <table:table-cell office:value-type="float" office:value="125" calcext:value-type="float">
            <text:p>125</text:p>
          </table:table-cell>
          <table:table-cell office:value-type="float" office:value="2587" calcext:value-type="float">
            <text:p>2587</text:p>
          </table:table-cell>
          <table:table-cell office:value-type="float" office:value="2735" calcext:value-type="float">
            <text:p>2735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3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722" calcext:value-type="float">
            <text:p>6722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793" calcext:value-type="float">
            <text:p>279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53:.M62])" office:value-type="float" office:value="6991" calcext:value-type="float">
            <text:p>699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63:.M72])" office:value-type="float" office:value="2996" calcext:value-type="float">
            <text:p>299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53:.N62])" office:value-type="float" office:value="9" calcext:value-type="float">
            <text:p>9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63:.N7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73:.M73])" office:value-type="float" office:value="25992" calcext:value-type="float">
            <text:p>25992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73:.M73])" office:value-type="float" office:value="25992" calcext:value-type="float">
            <text:p>2599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73]" office:value-type="float" office:value="391" calcext:value-type="float">
            <text:p>39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73]" office:value-type="float" office:value="391" calcext:value-type="float">
            <text:p>39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213072521942306" calcext:value-type="float">
            <text:p>0.21307252194230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108361978014498" calcext:value-type="float">
            <text:p>0.108361978014498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61521956801602" calcext:value-type="float">
            <text:p>0.961521956801602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32242990654206" calcext:value-type="float">
            <text:p>0.93224299065420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60285714285714" calcext:value-type="float">
            <text:p>0.960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31" calcext:value-type="float">
            <text:p>0.93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221130515531858" calcext:value-type="float">
            <text:p>0.221130515531858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115270734778613" calcext:value-type="float">
            <text:p>0.11527073477861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11957675165995" calcext:value-type="float">
            <text:p>0.21195767516599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033531116324" calcext:value-type="float">
            <text:p>0.1033531116324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98714285714286" calcext:value-type="float">
            <text:p>0.998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98666666666667" calcext:value-type="float">
            <text:p>0.998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49698621914314" calcext:value-type="float">
            <text:p>0.34969862191431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187320245091909" calcext:value-type="float">
            <text:p>0.18732024509190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775" calcext:value-type="float">
            <text:p>0.9775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89873417721519" calcext:value-type="float">
            <text:p>0.98987341772151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0148201493385892" calcext:value-type="float">
            <text:p>0.01482014933858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0148201493385892" calcext:value-type="float">
            <text:p>0.01482014933858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0291976253593698" calcext:value-type="float">
            <text:p>0.0291976253593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0292030771528867" calcext:value-type="float">
            <text:p>0.02920307715288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2141" calcext:value-type="float">
            <text:p>2141</text:p>
          </table:table-cell>
          <table:table-cell office:value-type="float" office:value="2877" calcext:value-type="float">
            <text:p>2877</text:p>
          </table:table-cell>
          <table:table-cell office:value-type="float" office:value="912" calcext:value-type="float">
            <text:p>912</text:p>
          </table:table-cell>
          <table:table-cell office:value-type="float" office:value="3623" calcext:value-type="float">
            <text:p>3623</text:p>
          </table:table-cell>
          <table:table-cell office:value-type="float" office:value="4239" calcext:value-type="float">
            <text:p>4239</text:p>
          </table:table-cell>
          <table:table-cell office:value-type="float" office:value="7702" calcext:value-type="float">
            <text:p>7702</text:p>
          </table:table-cell>
          <table:table-cell office:value-type="float" office:value="377" calcext:value-type="float">
            <text:p>377</text:p>
          </table:table-cell>
          <table:table-cell office:value-type="float" office:value="1676" calcext:value-type="float">
            <text:p>1676</text:p>
          </table:table-cell>
          <table:table-cell office:value-type="float" office:value="1200" calcext:value-type="float">
            <text:p>120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4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622" calcext:value-type="float">
            <text:p>6622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767" calcext:value-type="float">
            <text:p>276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77:.M86])" office:value-type="float" office:value="6996" calcext:value-type="float">
            <text:p>6996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87:.M96])" office:value-type="float" office:value="2996" calcext:value-type="float">
            <text:p>2996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77:.N86])"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87:.N9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97:.M97])" office:value-type="float" office:value="25810" calcext:value-type="float">
            <text:p>2581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97:.M97])" office:value-type="float" office:value="25810" calcext:value-type="float">
            <text:p>258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97]" office:value-type="float" office:value="573" calcext:value-type="float">
            <text:p>57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97]"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215528861995626" calcext:value-type="float">
            <text:p>0.21552886199562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113671170404656" calcext:value-type="float">
            <text:p>0.11367117040465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46540880503145" calcext:value-type="float">
            <text:p>0.946540880503145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23564753004005" calcext:value-type="float">
            <text:p>0.92356475300400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46" calcext:value-type="float">
            <text:p>0.94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922333333333333" calcext:value-type="float">
            <text:p>0.922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226732169068089" calcext:value-type="float">
            <text:p>0.226732169068089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121464792567131" calcext:value-type="float">
            <text:p>0.12146479256713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13253673108578" calcext:value-type="float">
            <text:p>0.21325367310857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04006109838228" calcext:value-type="float">
            <text:p>0.104006109838228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9428571428571" calcext:value-type="float">
            <text:p>0.999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98666666666667" calcext:value-type="float">
            <text:p>0.998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351504798271617" calcext:value-type="float">
            <text:p>0.35150479827161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188392127271584" calcext:value-type="float">
            <text:p>0.18839212727158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93067590987868" calcext:value-type="float">
            <text:p>0.99306759098786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93067590987868" calcext:value-type="float">
            <text:p>0.99306759098786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0217185308721525" calcext:value-type="float">
            <text:p>0.02171853087215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0217185308721525" calcext:value-type="float">
            <text:p>0.02171853087215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0425074183976261" calcext:value-type="float">
            <text:p>0.04250741839762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0425074183976261" calcext:value-type="float">
            <text:p>0.04250741839762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2257" calcext:value-type="float">
            <text:p>2257</text:p>
          </table:table-cell>
          <table:table-cell office:value-type="float" office:value="2134" calcext:value-type="float">
            <text:p>2134</text:p>
          </table:table-cell>
          <table:table-cell office:value-type="float" office:value="1100" calcext:value-type="float">
            <text:p>1100</text:p>
          </table:table-cell>
          <table:table-cell office:value-type="float" office:value="4709" calcext:value-type="float">
            <text:p>4709</text:p>
          </table:table-cell>
          <table:table-cell office:value-type="float" office:value="3075" calcext:value-type="float">
            <text:p>3075</text:p>
          </table:table-cell>
          <table:table-cell office:value-type="float" office:value="7105" calcext:value-type="float">
            <text:p>7105</text:p>
          </table:table-cell>
          <table:table-cell office:value-type="float" office:value="154" calcext:value-type="float">
            <text:p>154</text:p>
          </table:table-cell>
          <table:table-cell office:value-type="float" office:value="2183" calcext:value-type="float">
            <text:p>2183</text:p>
          </table:table-cell>
          <table:table-cell office:value-type="float" office:value="1864" calcext:value-type="float">
            <text:p>1864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5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6641" calcext:value-type="float">
            <text:p>6641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781" calcext:value-type="float">
            <text:p>278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01:.M110])" office:value-type="float" office:value="6996" calcext:value-type="float">
            <text:p>6996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11:.M120])" office:value-type="float" office:value="2997" calcext:value-type="float">
            <text:p>299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01:.N110])"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11:.N12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21:.M121])" office:value-type="float" office:value="25884" calcext:value-type="float">
            <text:p>25884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21:.M121])" office:value-type="float" office:value="25884" calcext:value-type="float">
            <text:p>2588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21]" office:value-type="float" office:value="499" calcext:value-type="float">
            <text:p>499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21]" office:value-type="float" office:value="499" calcext:value-type="float">
            <text:p>4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213881316837911" calcext:value-type="float">
            <text:p>0.21388131683791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111629173331518" calcext:value-type="float">
            <text:p>0.11162917333151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949256718124643" calcext:value-type="float">
            <text:p>0.949256718124643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927927927927928" calcext:value-type="float">
            <text:p>0.92792792792792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948714285714286" calcext:value-type="float">
            <text:p>0.948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927" calcext:value-type="float">
            <text:p>0.92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224515471946799" calcext:value-type="float">
            <text:p>0.224515471946799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118980362794813" calcext:value-type="float">
            <text:p>0.11898036279481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12773722627737" calcext:value-type="float">
            <text:p>0.21277372262773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03770645060767" calcext:value-type="float">
            <text:p>0.103770645060767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0.999428571428571" calcext:value-type="float">
            <text:p>0.999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99" calcext:value-type="float">
            <text:p>0.9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50852557673019" calcext:value-type="float">
            <text:p>0.35085255767301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188011668391832" calcext:value-type="float">
            <text:p>0.18801166839183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0.992047713717694" calcext:value-type="float">
            <text:p>0.99204771371769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9402390438247" calcext:value-type="float">
            <text:p>0.9940239043824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01891369442444" calcext:value-type="float">
            <text:p>0.0189136944244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01891369442444" calcext:value-type="float">
            <text:p>0.0189136944244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0371196905452652" calcext:value-type="float">
            <text:p>0.03711969054526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03712107122931" calcext:value-type="float">
            <text:p>0.0371210712293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1844" calcext:value-type="float">
            <text:p>1844</text:p>
          </table:table-cell>
          <table:table-cell office:value-type="float" office:value="2977" calcext:value-type="float">
            <text:p>2977</text:p>
          </table:table-cell>
          <table:table-cell office:value-type="float" office:value="929" calcext:value-type="float">
            <text:p>929</text:p>
          </table:table-cell>
          <table:table-cell office:value-type="float" office:value="3901" calcext:value-type="float">
            <text:p>3901</text:p>
          </table:table-cell>
          <table:table-cell office:value-type="float" office:value="4452" calcext:value-type="float">
            <text:p>4452</text:p>
          </table:table-cell>
          <table:table-cell office:value-type="float" office:value="7525" calcext:value-type="float">
            <text:p>7525</text:p>
          </table:table-cell>
          <table:table-cell office:value-type="float" office:value="323" calcext:value-type="float">
            <text:p>323</text:p>
          </table:table-cell>
          <table:table-cell office:value-type="float" office:value="1657" calcext:value-type="float">
            <text:p>1657</text:p>
          </table:table-cell>
          <table:table-cell office:value-type="float" office:value="1138" calcext:value-type="float">
            <text:p>1138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6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6587" calcext:value-type="float">
            <text:p>6587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772" calcext:value-type="float">
            <text:p>277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25:.M134])" office:value-type="float" office:value="6996" calcext:value-type="float">
            <text:p>6996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35:.M144])" office:value-type="float" office:value="2997" calcext:value-type="float">
            <text:p>299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25:.N134])"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35:.N14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45:.M145])" office:value-type="float" office:value="25737" calcext:value-type="float">
            <text:p>25737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45:.M145])" office:value-type="float" office:value="25737" calcext:value-type="float">
            <text:p>2573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45]" office:value-type="float" office:value="646" calcext:value-type="float">
            <text:p>646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45]" office:value-type="float" office:value="646" calcext:value-type="float">
            <text:p>64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216667165922775" calcext:value-type="float">
            <text:p>0.21666716592277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116325766599735" calcext:value-type="float">
            <text:p>0.11632576659973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941538021726701" calcext:value-type="float">
            <text:p>0.941538021726701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924924924924925" calcext:value-type="float">
            <text:p>0.92492492492492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941" calcext:value-type="float">
            <text:p>0.94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924" calcext:value-type="float">
            <text:p>0.92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228918910822874" calcext:value-type="float">
            <text:p>0.228918910822874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123983255624" calcext:value-type="float">
            <text:p>0.123983255624</text:p>
          </table:table-cell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13729264045459" calcext:value-type="float">
            <text:p>0.21372926404545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04301524326582" calcext:value-type="float">
            <text:p>0.104301524326582</text:p>
          </table:table-cell>
          <table:table-cell table:style-name="ce35" office:value-type="string" calcext:value-type="string">
            <text:p>Correctly Classified</text:p>
          </table:table-cell>
          <table:table-cell table:formula="of:=[.I134]+[.J135]+[.K136]+[.L137]+[.M138]+[.N139]+[.O140]+[.P141]+[.Q142]+[.R143]" office:value-type="float" office:value="14" calcext:value-type="float">
            <text:p>14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I144]+[.J145]+[.K146]+[.L147]+[.M148]+[.N149]+[.O150]+[.P151]+[.Q152]+[.R153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99428571428571" calcext:value-type="float">
            <text:p>0.999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99" calcext:value-type="float">
            <text:p>0.999</text:p>
          </table:table-cell>
          <table:table-cell table:style-name="ce35" office:value-type="string" calcext:value-type="string">
            <text:p>True Positives</text:p>
          </table:table-cell>
          <table:table-cell table:formula="of:=SUM([.I134:.R143])" office:value-type="float" office:value="1904.63143349639" calcext:value-type="float">
            <text:p>1904.63143349639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I144:.R153])" office:value-type="float" office:value="55833" calcext:value-type="float">
            <text:p>558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52150605290313" calcext:value-type="float">
            <text:p>0.35215060529031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188882586500284" calcext:value-type="float">
            <text:p>0.188882586500284</text:p>
          </table:table-cell>
          <table:table-cell table:style-name="ce35" office:value-type="string" calcext:value-type="string">
            <text:p>False Negatives</text:p>
          </table:table-cell>
          <table:table-cell table:formula="of:=SUM([.S134:.S143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S144:.S153])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93846153846154" calcext:value-type="float">
            <text:p>0.99384615384615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9537750385208" calcext:value-type="float">
            <text:p>0.99537750385208</text:p>
          </table:table-cell>
          <table:table-cell table:style-name="ce35" office:value-type="string" calcext:value-type="string">
            <text:p>False Positives</text:p>
          </table:table-cell>
          <table:table-cell table:formula="of:=SUM([.I154:.R154])" office:value-type="float" office:value="617.213731540005" calcext:value-type="float">
            <text:p>617.213731540005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I154:.R154])" office:value-type="float" office:value="617.213731540005" calcext:value-type="float">
            <text:p>617.213731540005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0244854641246257" calcext:value-type="float">
            <text:p>0.02448546412462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0244854641246257" calcext:value-type="float">
            <text:p>0.024485464124626</text:p>
          </table:table-cell>
          <table:table-cell table:style-name="ce35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0477934376502793" calcext:value-type="float">
            <text:p>0.04779343765027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0477952056821545" calcext:value-type="float">
            <text:p>0.047795205682155</text:p>
          </table:table-cell>
          <table:table-cell table:style-name="ce36" office:value-type="string" calcext:value-type="string">
            <text:p>Strict Accuracy</text:p>
          </table:table-cell>
          <table:table-cell table:formula="of:=([.V134]+[.V138])/([.V135]+[.V136]+[.V137]+[.V138])" office:value-type="string" office:string-value="" calcext:value-type="error">
            <text:p>#VALUE!</text:p>
          </table:table-cell>
          <table:table-cell/>
          <table:table-cell table:style-name="ce36" office:value-type="string" calcext:value-type="string">
            <text:p>Strict Accuracy</text:p>
          </table:table-cell>
          <table:table-cell table:formula="of:=([.Y134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Fine Accuracy</text:p>
          </table:table-cell>
          <table:table-cell table:formula="of:=[.V134]/[.V135]" office:value-type="float" office:value="0.00735050349048362" calcext:value-type="float">
            <text:p>0.007350503490484</text:p>
          </table:table-cell>
          <table:table-cell/>
          <table:table-cell table:style-name="ce36" office:value-type="string" calcext:value-type="string">
            <text:p>Fine Accuracy</text:p>
          </table:table-cell>
          <table:table-cell table:formula="of:=[.Y134]/[.Y135]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Strict Native Sensitivity</text:p>
          </table:table-cell>
          <table:table-cell table:formula="of:=[.V134]/([.V135]+[.V136])" office:value-type="float" office:value="0.00735050349048362" calcext:value-type="float">
            <text:p>0.007350503490484</text:p>
          </table:table-cell>
          <table:table-cell/>
          <table:table-cell table:style-name="ce36" office:value-type="string" calcext:value-type="string">
            <text:p>Strict Native Sensitivity</text:p>
          </table:table-cell>
          <table:table-cell table:formula="of:=[.Y134]/([.Y135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Accuracy</text:p>
          </table:table-cell>
          <table:table-cell table:formula="of:=([.V135]+[.V138])/([.V135]+[.V136]+[.V137]+[.V138])" office:value-type="string" office:string-value="" calcext:value-type="error">
            <text:p>#VALUE!</text:p>
          </table:table-cell>
          <table:table-cell/>
          <table:table-cell table:style-name="ce36" office:value-type="string" calcext:value-type="string">
            <text:p>Accuracy</text:p>
          </table:table-cell>
          <table:table-cell table:formula="of:=([.Y135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Native Precision</text:p>
          </table:table-cell>
          <table:table-cell table:formula="of:=[.V135]/([.V135]+[.V137])" office:value-type="float" office:value="0.75525312176289" calcext:value-type="float">
            <text:p>0.75525312176289</text:p>
          </table:table-cell>
          <table:table-cell/>
          <table:table-cell table:style-name="ce36" office:value-type="string" calcext:value-type="string">
            <text:p>Native Precision</text:p>
          </table:table-cell>
          <table:table-cell table:formula="of:=[.Y135]/([.Y135]+[.Y137])" office:value-type="float" office:value="0.989066228615621" calcext:value-type="float">
            <text:p>0.989066228615621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Native Sensitivity</text:p>
          </table:table-cell>
          <table:table-cell table:formula="of:=[.V135]/([.V135]+[.V136])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Native Sensitivity</text:p>
          </table:table-cell>
          <table:table-cell table:formula="of:=[.Y135]/([.Y135]+[.Y136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335" calcext:value-type="float">
            <text:p>2335</text:p>
          </table:table-cell>
          <table:table-cell office:value-type="float" office:value="2642" calcext:value-type="float">
            <text:p>2642</text:p>
          </table:table-cell>
          <table:table-cell office:value-type="float" office:value="903" calcext:value-type="float">
            <text:p>903</text:p>
          </table:table-cell>
          <table:table-cell office:value-type="float" office:value="3697" calcext:value-type="float">
            <text:p>3697</text:p>
          </table:table-cell>
          <table:table-cell office:value-type="float" office:value="3615" calcext:value-type="float">
            <text:p>3615</text:p>
          </table:table-cell>
          <table:table-cell office:value-type="float" office:value="7254" calcext:value-type="float">
            <text:p>7254</text:p>
          </table:table-cell>
          <table:table-cell office:value-type="float" office:value="305" calcext:value-type="float">
            <text:p>305</text:p>
          </table:table-cell>
          <table:table-cell office:value-type="float" office:value="2397" calcext:value-type="float">
            <text:p>2397</text:p>
          </table:table-cell>
          <table:table-cell office:value-type="float" office:value="1236" calcext:value-type="float">
            <text:p>1236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Native F-measure</text:p>
          </table:table-cell>
          <table:table-cell table:formula="of:=2*(([.V143]*[.V144])/([.V143]+[.V144]))" office:value-type="float" office:value="0.860563200143294" calcext:value-type="float">
            <text:p>0.860563200143294</text:p>
          </table:table-cell>
          <table:table-cell/>
          <table:table-cell table:style-name="ce36" office:value-type="string" calcext:value-type="string">
            <text:p>Native F-measure</text:p>
          </table:table-cell>
          <table:table-cell table:formula="of:=2*(([.Y143]*[.Y144])/([.Y143]+[.Y144]))" office:value-type="float" office:value="0.994503063182572" calcext:value-type="float">
            <text:p>0.994503063182572</text:p>
          </table:table-cell>
        </table:table-row>
        <table:table-row table:style-name="ro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Foreign Precision</text:p>
          </table:table-cell>
          <table:table-cell table:formula="of:=[.V138]/([.V138]+[.V136])" office:value-type="string" office:string-value="" calcext:value-type="error">
            <text:p>#VALUE!</text:p>
          </table:table-cell>
          <table:table-cell/>
          <table:table-cell table:style-name="ce36" office:value-type="string" calcext:value-type="string">
            <text:p>Foreign Precision</text:p>
          </table:table-cell>
          <table:table-cell table:formula="of:=[.Y138]/([.Y138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24" office:value-type="string" calcext:value-type="string" table:number-columns-spanned="13" table:number-rows-spanned="1">
            <text:p>KNN neighbours_count = 7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36" office:value-type="string" calcext:value-type="string">
            <text:p>Foreign Sensitivity</text:p>
          </table:table-cell>
          <table:table-cell table:formula="of:=[.V138]/([.V138]+[.V137])" office:value-type="string" office:string-value="" calcext:value-type="error">
            <text:p>#VALUE!</text:p>
          </table:table-cell>
          <table:table-cell/>
          <table:table-cell table:style-name="ce36" office:value-type="string" calcext:value-type="string">
            <text:p>Foreign Sensitivity</text:p>
          </table:table-cell>
          <table:table-cell table:formula="of:=[.Y138]/([.Y138]+[.Y137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style-name="ce36" office:value-type="string" calcext:value-type="string">
            <text:p>Foreign F-measure</text:p>
          </table:table-cell>
          <table:table-cell table:formula="of:=2*(([.V146]*[.V147])/([.V146]+[.V147]))" office:value-type="string" office:string-value="" calcext:value-type="error">
            <text:p>#VALUE!</text:p>
          </table:table-cell>
          <table:table-cell/>
          <table:table-cell table:style-name="ce36" office:value-type="string" calcext:value-type="string">
            <text:p>Foreign F-measure</text:p>
          </table:table-cell>
          <table:table-cell table:formula="of:=2*(([.Y146]*[.Y147])/([.Y146]+[.Y147])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6569" calcext:value-type="float">
            <text:p>6569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769" calcext:value-type="float">
            <text:p>276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49:.M158])" office:value-type="float" office:value="6997" calcext:value-type="float">
            <text:p>6997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59:.M168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49:.N158])" office:value-type="float" office:value="3" calcext:value-type="float">
            <text:p>3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59:.N16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69:.M169])" office:value-type="float" office:value="25817" calcext:value-type="float">
            <text:p>25817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69:.M169])" office:value-type="float" office:value="25817" calcext:value-type="float">
            <text:p>258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69]" office:value-type="float" office:value="566" calcext:value-type="float">
            <text:p>566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69]" office:value-type="float" office:value="566" calcext:value-type="float">
            <text:p>56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213731540005392" calcext:value-type="float">
            <text:p>0.21373154000539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113501003981894" calcext:value-type="float">
            <text:p>0.11350100398189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938830927540374" calcext:value-type="float">
            <text:p>0.938830927540374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923307769256419" calcext:value-type="float">
            <text:p>0.92330776925641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938428571428571" calcext:value-type="float">
            <text:p>0.938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923" calcext:value-type="float">
            <text:p>0.92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226552436869065" calcext:value-type="float">
            <text:p>0.226552436869065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121328659428921" calcext:value-type="float">
            <text:p>0.12132865942892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13232157006156" calcext:value-type="float">
            <text:p>0.21323215700615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04074125485841" calcext:value-type="float">
            <text:p>0.104074125485841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51484402471492" calcext:value-type="float">
            <text:p>0.35148440247149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188521498617048" calcext:value-type="float">
            <text:p>0.18852149861704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0.994727592267135" calcext:value-type="float">
            <text:p>0.994727592267135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0.998236331569665" calcext:value-type="float">
            <text:p>0.99823633156966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021453208505477" calcext:value-type="float">
            <text:p>0.02145320850547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021453208505477" calcext:value-type="float">
            <text:p>0.02145320850547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0420005936479668" calcext:value-type="float">
            <text:p>0.04200059364796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0420037105751392" calcext:value-type="float">
            <text:p>0.04200371057513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1716" calcext:value-type="float">
            <text:p>1716</text:p>
          </table:table-cell>
          <table:table-cell office:value-type="float" office:value="3065" calcext:value-type="float">
            <text:p>3065</text:p>
          </table:table-cell>
          <table:table-cell office:value-type="float" office:value="1279" calcext:value-type="float">
            <text:p>1279</text:p>
          </table:table-cell>
          <table:table-cell office:value-type="float" office:value="4238" calcext:value-type="float">
            <text:p>4238</text:p>
          </table:table-cell>
          <table:table-cell office:value-type="float" office:value="4904" calcext:value-type="float">
            <text:p>4904</text:p>
          </table:table-cell>
          <table:table-cell office:value-type="float" office:value="6331" calcext:value-type="float">
            <text:p>6331</text:p>
          </table:table-cell>
          <table:table-cell office:value-type="float" office:value="296" calcext:value-type="float">
            <text:p>296</text:p>
          </table:table-cell>
          <table:table-cell office:value-type="float" office:value="1630" calcext:value-type="float">
            <text:p>1630</text:p>
          </table:table-cell>
          <table:table-cell office:value-type="float" office:value="1116" calcext:value-type="float">
            <text:p>1116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8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6533" calcext:value-type="float">
            <text:p>6533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765" calcext:value-type="float">
            <text:p>276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73:.M182])" office:value-type="float" office:value="6995" calcext:value-type="float">
            <text:p>6995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83:.M192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73:.N182])"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83:.N19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93:.M193])" office:value-type="float" office:value="25750" calcext:value-type="float">
            <text:p>2575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193:.M193])" office:value-type="float" office:value="25750" calcext:value-type="float">
            <text:p>2575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93]" office:value-type="float" office:value="633" calcext:value-type="float">
            <text:p>633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193]" office:value-type="float" office:value="633" calcext:value-type="float">
            <text:p>6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214660156367013" calcext:value-type="float">
            <text:p>0.21466015636701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115645100908689" calcext:value-type="float">
            <text:p>0.11564510090868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933952823445318" calcext:value-type="float">
            <text:p>0.933952823445318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921973991330443" calcext:value-type="float">
            <text:p>0.92197399133044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933285714285714" calcext:value-type="float">
            <text:p>0.933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921666666666667" calcext:value-type="float">
            <text:p>0.921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228499535691819" calcext:value-type="float">
            <text:p>0.228499535691819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123608889493925" calcext:value-type="float">
            <text:p>0.12360888949392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13620400061078" calcext:value-type="float">
            <text:p>0.21362040006107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04316671884239" calcext:value-type="float">
            <text:p>0.104316671884239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9285714285714" calcext:value-type="float">
            <text:p>0.999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51993961504592" calcext:value-type="float">
            <text:p>0.35199396150459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18891933604208" calcext:value-type="float">
            <text:p>0.1889193360420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92163009404389" calcext:value-type="float">
            <text:p>0.99216300940438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98422712933754" calcext:value-type="float">
            <text:p>0.99842271293375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023992722586514" calcext:value-type="float">
            <text:p>0.0239927225865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023992722586514" calcext:value-type="float">
            <text:p>0.02399272258651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0468524480959254" calcext:value-type="float">
            <text:p>0.04685244809592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0468593848317726" calcext:value-type="float">
            <text:p>0.04685938483177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2079" calcext:value-type="float">
            <text:p>2079</text:p>
          </table:table-cell>
          <table:table-cell office:value-type="float" office:value="2810" calcext:value-type="float">
            <text:p>2810</text:p>
          </table:table-cell>
          <table:table-cell office:value-type="float" office:value="1270" calcext:value-type="float">
            <text:p>1270</text:p>
          </table:table-cell>
          <table:table-cell office:value-type="float" office:value="4072" calcext:value-type="float">
            <text:p>4072</text:p>
          </table:table-cell>
          <table:table-cell office:value-type="float" office:value="4183" calcext:value-type="float">
            <text:p>4183</text:p>
          </table:table-cell>
          <table:table-cell office:value-type="float" office:value="6193" calcext:value-type="float">
            <text:p>6193</text:p>
          </table:table-cell>
          <table:table-cell office:value-type="float" office:value="290" calcext:value-type="float">
            <text:p>290</text:p>
          </table:table-cell>
          <table:table-cell office:value-type="float" office:value="2211" calcext:value-type="float">
            <text:p>2211</text:p>
          </table:table-cell>
          <table:table-cell office:value-type="float" office:value="1267" calcext:value-type="float">
            <text:p>1267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9</text:p>
          </table:table-cell>
          <table:covered-table-cell table:style-name="ce24"/>
          <table:covered-table-cell table:style-name="Default"/>
          <table:covered-table-cell table:style-name="ce30" office:value-type="float" office:value="3" calcext:value-type="float">
            <text:p>3</text:p>
          </table:covered-table-cell>
          <table:covered-table-cell table:number-columns-repeated="9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6519" calcext:value-type="float">
            <text:p>6519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764" calcext:value-type="float">
            <text:p>2764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197:.M206])" office:value-type="float" office:value="6995" calcext:value-type="float">
            <text:p>6995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07:.M216])" office:value-type="float" office:value="2998" calcext:value-type="float">
            <text:p>299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197:.N206])" office:value-type="float" office:value="5" calcext:value-type="float">
            <text:p>5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07:.N21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17:.M217])" office:value-type="float" office:value="25693" calcext:value-type="float">
            <text:p>25693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17:.M217])" office:value-type="float" office:value="25693" calcext:value-type="float">
            <text:p>2569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17]" office:value-type="float" office:value="690" calcext:value-type="float">
            <text:p>69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17]" office:value-type="float" office:value="690" calcext:value-type="float">
            <text:p>69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215948237126681" calcext:value-type="float">
            <text:p>0.21594823712668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117550964843617" calcext:value-type="float">
            <text:p>0.11755096484361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931951393852752" calcext:value-type="float">
            <text:p>0.931951393852752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921947965310207" calcext:value-type="float">
            <text:p>0.92194796531020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931285714285714" calcext:value-type="float">
            <text:p>0.931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921333333333333" calcext:value-type="float">
            <text:p>0.921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230206991582542" calcext:value-type="float">
            <text:p>0.230206991582542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125514753428853" calcext:value-type="float">
            <text:p>0.12551475342885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13992902594224" calcext:value-type="float">
            <text:p>0.21399290259422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04492698058625" calcext:value-type="float">
            <text:p>0.104492698058625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0.999285714285714" calcext:value-type="float">
            <text:p>0.999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0.999333333333333" calcext:value-type="float">
            <text:p>0.99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52499496069341" calcext:value-type="float">
            <text:p>0.35249949606934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189201981635165" calcext:value-type="float">
            <text:p>0.18920198163516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0.992805755395684" calcext:value-type="float">
            <text:p>0.99280575539568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0.997109826589595" calcext:value-type="float">
            <text:p>0.99710982658959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0261532047151575" calcext:value-type="float">
            <text:p>0.02615320471515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0261532047151575" calcext:value-type="float">
            <text:p>0.02615320471515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0509638821183248" calcext:value-type="float">
            <text:p>0.05096388211832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0509695290858726" calcext:value-type="float">
            <text:p>0.05096952908587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1662" calcext:value-type="float">
            <text:p>1662</text:p>
          </table:table-cell>
          <table:table-cell office:value-type="float" office:value="3115" calcext:value-type="float">
            <text:p>3115</text:p>
          </table:table-cell>
          <table:table-cell office:value-type="float" office:value="1499" calcext:value-type="float">
            <text:p>1499</text:p>
          </table:table-cell>
          <table:table-cell office:value-type="float" office:value="4514" calcext:value-type="float">
            <text:p>4514</text:p>
          </table:table-cell>
          <table:table-cell office:value-type="float" office:value="5191" calcext:value-type="float">
            <text:p>5191</text:p>
          </table:table-cell>
          <table:table-cell office:value-type="float" office:value="5443" calcext:value-type="float">
            <text:p>5443</text:p>
          </table:table-cell>
          <table:table-cell office:value-type="float" office:value="273" calcext:value-type="float">
            <text:p>273</text:p>
          </table:table-cell>
          <table:table-cell office:value-type="float" office:value="1546" calcext:value-type="float">
            <text:p>1546</text:p>
          </table:table-cell>
          <table:table-cell office:value-type="float" office:value="1163" calcext:value-type="float">
            <text:p>1163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 table:number-columns-spanned="13" table:number-rows-spanned="1">
            <text:p>KNN neighbours_count = 10</text:p>
          </table:table-cell>
          <table:covered-table-cell table:style-name="ce24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style-name="ce29" office:value-type="string" calcext:value-type="string">
            <text:p>class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/>
          <table:table-cell table:style-name="ce34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34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6485" calcext:value-type="float">
            <text:p>6485</text:p>
          </table:table-cell>
          <table:table-cell/>
          <table:table-cell table:style-name="ce35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753" calcext:value-type="float">
            <text:p>275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21:.M230])" office:value-type="float" office:value="6999" calcext:value-type="float">
            <text:p>6999</text:p>
          </table:table-cell>
          <table:table-cell/>
          <table:table-cell table:style-name="ce35" office:value-type="string" calcext:value-type="string">
            <text:p>True Positives</text:p>
          </table:table-cell>
          <table:table-cell table:formula="of:=SUM([.D231:.M240])" office:value-type="float" office:value="2997" calcext:value-type="float">
            <text:p>299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21:.N230]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False Negatives</text:p>
          </table:table-cell>
          <table:table-cell table:formula="of:=SUM([.N231:.N24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41:.M241])" office:value-type="float" office:value="25967" calcext:value-type="float">
            <text:p>25967</text:p>
          </table:table-cell>
          <table:table-cell/>
          <table:table-cell table:style-name="ce35" office:value-type="string" calcext:value-type="string">
            <text:p>False Positives</text:p>
          </table:table-cell>
          <table:table-cell table:formula="of:=SUM([.D241:.M241])" office:value-type="float" office:value="25967" calcext:value-type="float">
            <text:p>2596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41]" office:value-type="float" office:value="416" calcext:value-type="float">
            <text:p>416</text:p>
          </table:table-cell>
          <table:table-cell/>
          <table:table-cell table:style-name="ce35" office:value-type="string" calcext:value-type="string">
            <text:p>True Negatives</text:p>
          </table:table-cell>
          <table:table-cell table:formula="of:=[.N241]" office:value-type="float" office:value="416" calcext:value-type="float">
            <text:p>41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206721984243477" calcext:value-type="float">
            <text:p>0.20672198424347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107851478746214" calcext:value-type="float">
            <text:p>0.10785147874621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926560937276754" calcext:value-type="float">
            <text:p>0.926560937276754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918585251918585" calcext:value-type="float">
            <text:p>0.91858525191858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926428571428571" calcext:value-type="float">
            <text:p>0.926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917666666666667" calcext:value-type="float">
            <text:p>0.917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222119042626487" calcext:value-type="float">
            <text:p>0.222119042626487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116155600176973" calcext:value-type="float">
            <text:p>0.11615560017697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12309652369108" calcext:value-type="float">
            <text:p>0.21230965236910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03473277171661" calcext:value-type="float">
            <text:p>0.103473277171661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99" calcext:value-type="float">
            <text:p>0.9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350247710553971" calcext:value-type="float">
            <text:p>0.35024771055397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187523463896884" calcext:value-type="float">
            <text:p>0.18752346389688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0.997601918465228" calcext:value-type="float">
            <text:p>0.99760191846522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92840095465394" calcext:value-type="float">
            <text:p>0.99284009546539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0157677292195732" calcext:value-type="float">
            <text:p>0.01576772921957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0157677292195732" calcext:value-type="float">
            <text:p>0.01576772921957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031044776119403" calcext:value-type="float">
            <text:p>0.03104477611940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0310424595179464" calcext:value-type="float">
            <text:p>0.03104245951794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foreign</text:p>
          </table:table-cell>
          <table:table-cell/>
          <table:table-cell office:value-type="float" office:value="1424" calcext:value-type="float">
            <text:p>1424</text:p>
          </table:table-cell>
          <table:table-cell office:value-type="float" office:value="1698" calcext:value-type="float">
            <text:p>1698</text:p>
          </table:table-cell>
          <table:table-cell office:value-type="float" office:value="3306" calcext:value-type="float">
            <text:p>3306</text:p>
          </table:table-cell>
          <table:table-cell office:value-type="float" office:value="1918" calcext:value-type="float">
            <text:p>1918</text:p>
          </table:table-cell>
          <table:table-cell office:value-type="float" office:value="3955" calcext:value-type="float">
            <text:p>3955</text:p>
          </table:table-cell>
          <table:table-cell office:value-type="float" office:value="5646" calcext:value-type="float">
            <text:p>5646</text:p>
          </table:table-cell>
          <table:table-cell office:value-type="float" office:value="4821" calcext:value-type="float">
            <text:p>4821</text:p>
          </table:table-cell>
          <table:table-cell office:value-type="float" office:value="345" calcext:value-type="float">
            <text:p>345</text:p>
          </table:table-cell>
          <table:table-cell office:value-type="float" office:value="1689" calcext:value-type="float">
            <text:p>1689</text:p>
          </table:table-cell>
          <table:table-cell office:value-type="float" office:value="1165" calcext:value-type="float">
            <text:p>1165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Dont delete - helper sheet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24" office:value-type="string" calcext:value-type="string" table:number-columns-spanned="12" table:number-rows-spanned="1">
            <text:p>SVM kernel=’rbf’ C=16 gamma=0.125</text:p>
          </table:table-cell>
          <table:covered-table-cell table:number-columns-repeated="11"/>
          <table:table-cell/>
        </table:table-row>
        <table:table-row table:style-name="ro1">
          <table:table-cell table:style-name="ce25"/>
          <table:table-cell table:style-name="ce3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foreign</text:p>
          </table:table-cell>
          <table:table-cell table:style-name="ce32"/>
        </table:table-row>
        <table:table-row table:style-name="ro1">
          <table:table-cell table:style-name="ce26" office:value-type="string" calcext:value-type="string" table:number-columns-spanned="1" table:number-rows-spanned="10">
            <text:p><text:s text:c="12"/>native training</text:p>
          </table:table-cell>
          <table:table-cell table:style-name="ce32" table:formula="of:=[.B61]" office:value-type="float" office:value="649" calcext:value-type="float">
            <text:p>649</text:p>
          </table:table-cell>
          <table:table-cell table:style-name="ce32" table:formula="of:=[.C61]" office:value-type="float" office:value="6" calcext:value-type="float">
            <text:p>6</text:p>
          </table:table-cell>
          <table:table-cell table:style-name="ce32" table:formula="of:=[.D61]" office:value-type="float" office:value="2" calcext:value-type="float">
            <text:p>2</text:p>
          </table:table-cell>
          <table:table-cell table:style-name="ce32" table:formula="of:=[.E61]" office:value-type="float" office:value="2" calcext:value-type="float">
            <text:p>2</text:p>
          </table:table-cell>
          <table:table-cell table:style-name="ce32" table:formula="of:=[.F61]" office:value-type="float" office:value="0" calcext:value-type="float">
            <text:p>0</text:p>
          </table:table-cell>
          <table:table-cell table:style-name="ce32" table:formula="of:=[.G61]" office:value-type="float" office:value="1" calcext:value-type="float">
            <text:p>1</text:p>
          </table:table-cell>
          <table:table-cell table:style-name="ce32" table:formula="of:=[.H61]" office:value-type="float" office:value="8" calcext:value-type="float">
            <text:p>8</text:p>
          </table:table-cell>
          <table:table-cell table:style-name="ce32" table:formula="of:=[.I61]" office:value-type="float" office:value="0" calcext:value-type="float">
            <text:p>0</text:p>
          </table:table-cell>
          <table:table-cell table:style-name="ce32" table:formula="of:=[.J61]" office:value-type="float" office:value="12" calcext:value-type="float">
            <text:p>12</text:p>
          </table:table-cell>
          <table:table-cell table:style-name="ce32" table:formula="of:=[.K61]" office:value-type="float" office:value="0" calcext:value-type="float">
            <text:p>0</text:p>
          </table:table-cell>
          <table:table-cell table:style-name="ce32" table:formula="of:=[.L61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2]" office:value-type="float" office:value="1" calcext:value-type="float">
            <text:p>1</text:p>
          </table:table-cell>
          <table:table-cell table:style-name="ce32" table:formula="of:=[.C62]" office:value-type="float" office:value="757" calcext:value-type="float">
            <text:p>757</text:p>
          </table:table-cell>
          <table:table-cell table:style-name="ce32" table:formula="of:=[.D62]" office:value-type="float" office:value="7" calcext:value-type="float">
            <text:p>7</text:p>
          </table:table-cell>
          <table:table-cell table:style-name="ce32" table:formula="of:=[.E62]" office:value-type="float" office:value="4" calcext:value-type="float">
            <text:p>4</text:p>
          </table:table-cell>
          <table:table-cell table:style-name="ce32" table:formula="of:=[.F62]" office:value-type="float" office:value="1" calcext:value-type="float">
            <text:p>1</text:p>
          </table:table-cell>
          <table:table-cell table:style-name="ce32" table:formula="of:=[.G62]" office:value-type="float" office:value="4" calcext:value-type="float">
            <text:p>4</text:p>
          </table:table-cell>
          <table:table-cell table:style-name="ce32" table:formula="of:=[.H62]" office:value-type="float" office:value="5" calcext:value-type="float">
            <text:p>5</text:p>
          </table:table-cell>
          <table:table-cell table:style-name="ce32" table:formula="of:=[.I62]" office:value-type="float" office:value="0" calcext:value-type="float">
            <text:p>0</text:p>
          </table:table-cell>
          <table:table-cell table:style-name="ce32" table:formula="of:=[.J62]" office:value-type="float" office:value="3" calcext:value-type="float">
            <text:p>3</text:p>
          </table:table-cell>
          <table:table-cell table:style-name="ce32" table:formula="of:=[.K62]" office:value-type="float" office:value="4" calcext:value-type="float">
            <text:p>4</text:p>
          </table:table-cell>
          <table:table-cell table:style-name="ce32" table:formula="of:=[.L62]" office:value-type="float" office:value="1" calcext:value-type="float">
            <text:p>1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3]" office:value-type="float" office:value="1" calcext:value-type="float">
            <text:p>1</text:p>
          </table:table-cell>
          <table:table-cell table:style-name="ce32" table:formula="of:=[.C63]" office:value-type="float" office:value="1" calcext:value-type="float">
            <text:p>1</text:p>
          </table:table-cell>
          <table:table-cell table:style-name="ce32" table:formula="of:=[.D63]" office:value-type="float" office:value="675" calcext:value-type="float">
            <text:p>675</text:p>
          </table:table-cell>
          <table:table-cell table:style-name="ce32" table:formula="of:=[.E63]" office:value-type="float" office:value="17" calcext:value-type="float">
            <text:p>17</text:p>
          </table:table-cell>
          <table:table-cell table:style-name="ce32" table:formula="of:=[.F63]" office:value-type="float" office:value="4" calcext:value-type="float">
            <text:p>4</text:p>
          </table:table-cell>
          <table:table-cell table:style-name="ce32" table:formula="of:=[.G63]" office:value-type="float" office:value="0" calcext:value-type="float">
            <text:p>0</text:p>
          </table:table-cell>
          <table:table-cell table:style-name="ce32" table:formula="of:=[.H63]" office:value-type="float" office:value="4" calcext:value-type="float">
            <text:p>4</text:p>
          </table:table-cell>
          <table:table-cell table:style-name="ce32" table:formula="of:=[.I63]" office:value-type="float" office:value="11" calcext:value-type="float">
            <text:p>11</text:p>
          </table:table-cell>
          <table:table-cell table:style-name="ce32" table:formula="of:=[.J63]" office:value-type="float" office:value="6" calcext:value-type="float">
            <text:p>6</text:p>
          </table:table-cell>
          <table:table-cell table:style-name="ce32" table:formula="of:=[.K63]" office:value-type="float" office:value="1" calcext:value-type="float">
            <text:p>1</text:p>
          </table:table-cell>
          <table:table-cell table:style-name="ce32" table:formula="of:=[.L63]" office:value-type="float" office:value="1" calcext:value-type="float">
            <text:p>1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4]" office:value-type="float" office:value="0" calcext:value-type="float">
            <text:p>0</text:p>
          </table:table-cell>
          <table:table-cell table:style-name="ce32" table:formula="of:=[.C64]" office:value-type="float" office:value="0" calcext:value-type="float">
            <text:p>0</text:p>
          </table:table-cell>
          <table:table-cell table:style-name="ce32" table:formula="of:=[.D64]" office:value-type="float" office:value="4" calcext:value-type="float">
            <text:p>4</text:p>
          </table:table-cell>
          <table:table-cell table:style-name="ce32" table:formula="of:=[.E64]" office:value-type="float" office:value="666" calcext:value-type="float">
            <text:p>666</text:p>
          </table:table-cell>
          <table:table-cell table:style-name="ce32" table:formula="of:=[.F64]" office:value-type="float" office:value="0" calcext:value-type="float">
            <text:p>0</text:p>
          </table:table-cell>
          <table:table-cell table:style-name="ce32" table:formula="of:=[.G64]" office:value-type="float" office:value="12" calcext:value-type="float">
            <text:p>12</text:p>
          </table:table-cell>
          <table:table-cell table:style-name="ce32" table:formula="of:=[.H64]" office:value-type="float" office:value="1" calcext:value-type="float">
            <text:p>1</text:p>
          </table:table-cell>
          <table:table-cell table:style-name="ce32" table:formula="of:=[.I64]" office:value-type="float" office:value="7" calcext:value-type="float">
            <text:p>7</text:p>
          </table:table-cell>
          <table:table-cell table:style-name="ce32" table:formula="of:=[.J64]" office:value-type="float" office:value="5" calcext:value-type="float">
            <text:p>5</text:p>
          </table:table-cell>
          <table:table-cell table:style-name="ce32" table:formula="of:=[.K64]" office:value-type="float" office:value="0" calcext:value-type="float">
            <text:p>0</text:p>
          </table:table-cell>
          <table:table-cell table:style-name="ce32" table:formula="of:=[.L64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5]" office:value-type="float" office:value="1" calcext:value-type="float">
            <text:p>1</text:p>
          </table:table-cell>
          <table:table-cell table:style-name="ce32" table:formula="of:=[.C65]" office:value-type="float" office:value="2" calcext:value-type="float">
            <text:p>2</text:p>
          </table:table-cell>
          <table:table-cell table:style-name="ce32" table:formula="of:=[.D65]" office:value-type="float" office:value="4" calcext:value-type="float">
            <text:p>4</text:p>
          </table:table-cell>
          <table:table-cell table:style-name="ce32" table:formula="of:=[.E65]" office:value-type="float" office:value="2" calcext:value-type="float">
            <text:p>2</text:p>
          </table:table-cell>
          <table:table-cell table:style-name="ce32" table:formula="of:=[.F65]" office:value-type="float" office:value="617" calcext:value-type="float">
            <text:p>617</text:p>
          </table:table-cell>
          <table:table-cell table:style-name="ce32" table:formula="of:=[.G65]" office:value-type="float" office:value="0" calcext:value-type="float">
            <text:p>0</text:p>
          </table:table-cell>
          <table:table-cell table:style-name="ce32" table:formula="of:=[.H65]" office:value-type="float" office:value="7" calcext:value-type="float">
            <text:p>7</text:p>
          </table:table-cell>
          <table:table-cell table:style-name="ce32" table:formula="of:=[.I65]" office:value-type="float" office:value="1" calcext:value-type="float">
            <text:p>1</text:p>
          </table:table-cell>
          <table:table-cell table:style-name="ce32" table:formula="of:=[.J65]" office:value-type="float" office:value="3" calcext:value-type="float">
            <text:p>3</text:p>
          </table:table-cell>
          <table:table-cell table:style-name="ce32" table:formula="of:=[.K65]" office:value-type="float" office:value="39" calcext:value-type="float">
            <text:p>39</text:p>
          </table:table-cell>
          <table:table-cell table:style-name="ce32" table:formula="of:=[.L65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6]" office:value-type="float" office:value="3" calcext:value-type="float">
            <text:p>3</text:p>
          </table:table-cell>
          <table:table-cell table:style-name="ce32" table:formula="of:=[.C66]" office:value-type="float" office:value="0" calcext:value-type="float">
            <text:p>0</text:p>
          </table:table-cell>
          <table:table-cell table:style-name="ce32" table:formula="of:=[.D66]" office:value-type="float" office:value="1" calcext:value-type="float">
            <text:p>1</text:p>
          </table:table-cell>
          <table:table-cell table:style-name="ce32" table:formula="of:=[.E66]" office:value-type="float" office:value="16" calcext:value-type="float">
            <text:p>16</text:p>
          </table:table-cell>
          <table:table-cell table:style-name="ce32" table:formula="of:=[.F66]" office:value-type="float" office:value="5" calcext:value-type="float">
            <text:p>5</text:p>
          </table:table-cell>
          <table:table-cell table:style-name="ce32" table:formula="of:=[.G66]" office:value-type="float" office:value="591" calcext:value-type="float">
            <text:p>591</text:p>
          </table:table-cell>
          <table:table-cell table:style-name="ce32" table:formula="of:=[.H66]" office:value-type="float" office:value="6" calcext:value-type="float">
            <text:p>6</text:p>
          </table:table-cell>
          <table:table-cell table:style-name="ce32" table:formula="of:=[.I66]" office:value-type="float" office:value="0" calcext:value-type="float">
            <text:p>0</text:p>
          </table:table-cell>
          <table:table-cell table:style-name="ce32" table:formula="of:=[.J66]" office:value-type="float" office:value="8" calcext:value-type="float">
            <text:p>8</text:p>
          </table:table-cell>
          <table:table-cell table:style-name="ce32" table:formula="of:=[.K66]" office:value-type="float" office:value="6" calcext:value-type="float">
            <text:p>6</text:p>
          </table:table-cell>
          <table:table-cell table:style-name="ce32" table:formula="of:=[.L66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7]" office:value-type="float" office:value="8" calcext:value-type="float">
            <text:p>8</text:p>
          </table:table-cell>
          <table:table-cell table:style-name="ce32" table:formula="of:=[.C67]" office:value-type="float" office:value="6" calcext:value-type="float">
            <text:p>6</text:p>
          </table:table-cell>
          <table:table-cell table:style-name="ce32" table:formula="of:=[.D67]" office:value-type="float" office:value="4" calcext:value-type="float">
            <text:p>4</text:p>
          </table:table-cell>
          <table:table-cell table:style-name="ce32" table:formula="of:=[.E67]" office:value-type="float" office:value="1" calcext:value-type="float">
            <text:p>1</text:p>
          </table:table-cell>
          <table:table-cell table:style-name="ce32" table:formula="of:=[.F67]" office:value-type="float" office:value="0" calcext:value-type="float">
            <text:p>0</text:p>
          </table:table-cell>
          <table:table-cell table:style-name="ce32" table:formula="of:=[.G67]" office:value-type="float" office:value="4" calcext:value-type="float">
            <text:p>4</text:p>
          </table:table-cell>
          <table:table-cell table:style-name="ce32" table:formula="of:=[.H67]" office:value-type="float" office:value="646" calcext:value-type="float">
            <text:p>646</text:p>
          </table:table-cell>
          <table:table-cell table:style-name="ce32" table:formula="of:=[.I67]" office:value-type="float" office:value="0" calcext:value-type="float">
            <text:p>0</text:p>
          </table:table-cell>
          <table:table-cell table:style-name="ce32" table:formula="of:=[.J67]" office:value-type="float" office:value="5" calcext:value-type="float">
            <text:p>5</text:p>
          </table:table-cell>
          <table:table-cell table:style-name="ce32" table:formula="of:=[.K67]" office:value-type="float" office:value="0" calcext:value-type="float">
            <text:p>0</text:p>
          </table:table-cell>
          <table:table-cell table:style-name="ce32" table:formula="of:=[.L67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8]" office:value-type="float" office:value="0" calcext:value-type="float">
            <text:p>0</text:p>
          </table:table-cell>
          <table:table-cell table:style-name="ce32" table:formula="of:=[.C68]" office:value-type="float" office:value="1" calcext:value-type="float">
            <text:p>1</text:p>
          </table:table-cell>
          <table:table-cell table:style-name="ce32" table:formula="of:=[.D68]" office:value-type="float" office:value="10" calcext:value-type="float">
            <text:p>10</text:p>
          </table:table-cell>
          <table:table-cell table:style-name="ce32" table:formula="of:=[.E68]" office:value-type="float" office:value="8" calcext:value-type="float">
            <text:p>8</text:p>
          </table:table-cell>
          <table:table-cell table:style-name="ce32" table:formula="of:=[.F68]" office:value-type="float" office:value="11" calcext:value-type="float">
            <text:p>11</text:p>
          </table:table-cell>
          <table:table-cell table:style-name="ce32" table:formula="of:=[.G68]" office:value-type="float" office:value="1" calcext:value-type="float">
            <text:p>1</text:p>
          </table:table-cell>
          <table:table-cell table:style-name="ce32" table:formula="of:=[.H68]" office:value-type="float" office:value="0" calcext:value-type="float">
            <text:p>0</text:p>
          </table:table-cell>
          <table:table-cell table:style-name="ce32" table:formula="of:=[.I68]" office:value-type="float" office:value="650" calcext:value-type="float">
            <text:p>650</text:p>
          </table:table-cell>
          <table:table-cell table:style-name="ce32" table:formula="of:=[.J68]" office:value-type="float" office:value="1" calcext:value-type="float">
            <text:p>1</text:p>
          </table:table-cell>
          <table:table-cell table:style-name="ce32" table:formula="of:=[.K68]" office:value-type="float" office:value="35" calcext:value-type="float">
            <text:p>35</text:p>
          </table:table-cell>
          <table:table-cell table:style-name="ce32" table:formula="of:=[.L68]" office:value-type="float" office:value="1" calcext:value-type="float">
            <text:p>1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69]" office:value-type="float" office:value="32" calcext:value-type="float">
            <text:p>32</text:p>
          </table:table-cell>
          <table:table-cell table:style-name="ce32" table:formula="of:=[.C69]" office:value-type="float" office:value="7" calcext:value-type="float">
            <text:p>7</text:p>
          </table:table-cell>
          <table:table-cell table:style-name="ce32" table:formula="of:=[.D69]" office:value-type="float" office:value="6" calcext:value-type="float">
            <text:p>6</text:p>
          </table:table-cell>
          <table:table-cell table:style-name="ce32" table:formula="of:=[.E69]" office:value-type="float" office:value="5" calcext:value-type="float">
            <text:p>5</text:p>
          </table:table-cell>
          <table:table-cell table:style-name="ce32" table:formula="of:=[.F69]" office:value-type="float" office:value="2" calcext:value-type="float">
            <text:p>2</text:p>
          </table:table-cell>
          <table:table-cell table:style-name="ce32" table:formula="of:=[.G69]" office:value-type="float" office:value="1" calcext:value-type="float">
            <text:p>1</text:p>
          </table:table-cell>
          <table:table-cell table:style-name="ce32" table:formula="of:=[.H69]" office:value-type="float" office:value="13" calcext:value-type="float">
            <text:p>13</text:p>
          </table:table-cell>
          <table:table-cell table:style-name="ce32" table:formula="of:=[.I69]" office:value-type="float" office:value="0" calcext:value-type="float">
            <text:p>0</text:p>
          </table:table-cell>
          <table:table-cell table:style-name="ce32" table:formula="of:=[.J69]" office:value-type="float" office:value="591" calcext:value-type="float">
            <text:p>591</text:p>
          </table:table-cell>
          <table:table-cell table:style-name="ce32" table:formula="of:=[.K69]" office:value-type="float" office:value="17" calcext:value-type="float">
            <text:p>17</text:p>
          </table:table-cell>
          <table:table-cell table:style-name="ce32" table:formula="of:=[.L69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70]" office:value-type="float" office:value="1" calcext:value-type="float">
            <text:p>1</text:p>
          </table:table-cell>
          <table:table-cell table:style-name="ce32" table:formula="of:=[.C70]" office:value-type="float" office:value="3" calcext:value-type="float">
            <text:p>3</text:p>
          </table:table-cell>
          <table:table-cell table:style-name="ce32" table:formula="of:=[.D70]" office:value-type="float" office:value="1" calcext:value-type="float">
            <text:p>1</text:p>
          </table:table-cell>
          <table:table-cell table:style-name="ce32" table:formula="of:=[.E70]" office:value-type="float" office:value="15" calcext:value-type="float">
            <text:p>15</text:p>
          </table:table-cell>
          <table:table-cell table:style-name="ce32" table:formula="of:=[.F70]" office:value-type="float" office:value="13" calcext:value-type="float">
            <text:p>13</text:p>
          </table:table-cell>
          <table:table-cell table:style-name="ce32" table:formula="of:=[.G70]" office:value-type="float" office:value="8" calcext:value-type="float">
            <text:p>8</text:p>
          </table:table-cell>
          <table:table-cell table:style-name="ce32" table:formula="of:=[.H70]" office:value-type="float" office:value="0" calcext:value-type="float">
            <text:p>0</text:p>
          </table:table-cell>
          <table:table-cell table:style-name="ce32" table:formula="of:=[.I70]" office:value-type="float" office:value="9" calcext:value-type="float">
            <text:p>9</text:p>
          </table:table-cell>
          <table:table-cell table:style-name="ce32" table:formula="of:=[.J70]" office:value-type="float" office:value="10" calcext:value-type="float">
            <text:p>10</text:p>
          </table:table-cell>
          <table:table-cell table:style-name="ce32" table:formula="of:=[.K70]" office:value-type="float" office:value="677" calcext:value-type="float">
            <text:p>677</text:p>
          </table:table-cell>
          <table:table-cell table:style-name="ce32" table:formula="of:=[.L70]" office:value-type="float" office:value="2" calcext:value-type="float">
            <text:p>2</text:p>
          </table:table-cell>
          <table:table-cell table:style-name="ce32"/>
        </table:table-row>
        <table:table-row table:style-name="ro1">
          <table:table-cell table:style-name="ce27" office:value-type="string" calcext:value-type="string" table:number-columns-spanned="1" table:number-rows-spanned="10">
            <text:p><text:s text:c="13"/>native test</text:p>
          </table:table-cell>
          <table:table-cell table:style-name="ce32" table:formula="of:=[.B72]" office:value-type="float" office:value="278" calcext:value-type="float">
            <text:p>278</text:p>
          </table:table-cell>
          <table:table-cell table:style-name="ce32" table:formula="of:=[.C72]" office:value-type="float" office:value="6" calcext:value-type="float">
            <text:p>6</text:p>
          </table:table-cell>
          <table:table-cell table:style-name="ce32" table:formula="of:=[.D72]" office:value-type="float" office:value="3" calcext:value-type="float">
            <text:p>3</text:p>
          </table:table-cell>
          <table:table-cell table:style-name="ce32" table:formula="of:=[.E72]" office:value-type="float" office:value="2" calcext:value-type="float">
            <text:p>2</text:p>
          </table:table-cell>
          <table:table-cell table:style-name="ce32" table:formula="of:=[.F72]" office:value-type="float" office:value="1" calcext:value-type="float">
            <text:p>1</text:p>
          </table:table-cell>
          <table:table-cell table:style-name="ce32" table:formula="of:=[.G72]" office:value-type="float" office:value="0" calcext:value-type="float">
            <text:p>0</text:p>
          </table:table-cell>
          <table:table-cell table:style-name="ce32" table:formula="of:=[.H72]" office:value-type="float" office:value="7" calcext:value-type="float">
            <text:p>7</text:p>
          </table:table-cell>
          <table:table-cell table:style-name="ce32" table:formula="of:=[.I72]" office:value-type="float" office:value="0" calcext:value-type="float">
            <text:p>0</text:p>
          </table:table-cell>
          <table:table-cell table:style-name="ce32" table:formula="of:=[.J72]" office:value-type="float" office:value="2" calcext:value-type="float">
            <text:p>2</text:p>
          </table:table-cell>
          <table:table-cell table:style-name="ce32" table:formula="of:=[.K72]" office:value-type="float" office:value="1" calcext:value-type="float">
            <text:p>1</text:p>
          </table:table-cell>
          <table:table-cell table:style-name="ce32" table:formula="of:=[.L72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73]" office:value-type="float" office:value="0" calcext:value-type="float">
            <text:p>0</text:p>
          </table:table-cell>
          <table:table-cell table:style-name="ce32" table:formula="of:=[.C73]" office:value-type="float" office:value="334" calcext:value-type="float">
            <text:p>334</text:p>
          </table:table-cell>
          <table:table-cell table:style-name="ce32" table:formula="of:=[.D73]" office:value-type="float" office:value="4" calcext:value-type="float">
            <text:p>4</text:p>
          </table:table-cell>
          <table:table-cell table:style-name="ce32" table:formula="of:=[.E73]" office:value-type="float" office:value="1" calcext:value-type="float">
            <text:p>1</text:p>
          </table:table-cell>
          <table:table-cell table:style-name="ce32" table:formula="of:=[.F73]" office:value-type="float" office:value="2" calcext:value-type="float">
            <text:p>2</text:p>
          </table:table-cell>
          <table:table-cell table:style-name="ce32" table:formula="of:=[.G73]" office:value-type="float" office:value="1" calcext:value-type="float">
            <text:p>1</text:p>
          </table:table-cell>
          <table:table-cell table:style-name="ce32" table:formula="of:=[.H73]" office:value-type="float" office:value="3" calcext:value-type="float">
            <text:p>3</text:p>
          </table:table-cell>
          <table:table-cell table:style-name="ce32" table:formula="of:=[.I73]" office:value-type="float" office:value="1" calcext:value-type="float">
            <text:p>1</text:p>
          </table:table-cell>
          <table:table-cell table:style-name="ce32" table:formula="of:=[.J73]" office:value-type="float" office:value="1" calcext:value-type="float">
            <text:p>1</text:p>
          </table:table-cell>
          <table:table-cell table:style-name="ce32" table:formula="of:=[.K73]" office:value-type="float" office:value="0" calcext:value-type="float">
            <text:p>0</text:p>
          </table:table-cell>
          <table:table-cell table:style-name="ce32" table:formula="of:=[.L73]" office:value-type="float" office:value="1" calcext:value-type="float">
            <text:p>1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74]" office:value-type="float" office:value="0" calcext:value-type="float">
            <text:p>0</text:p>
          </table:table-cell>
          <table:table-cell table:style-name="ce32" table:formula="of:=[.C74]" office:value-type="float" office:value="1" calcext:value-type="float">
            <text:p>1</text:p>
          </table:table-cell>
          <table:table-cell table:style-name="ce32" table:formula="of:=[.D74]" office:value-type="float" office:value="290" calcext:value-type="float">
            <text:p>290</text:p>
          </table:table-cell>
          <table:table-cell table:style-name="ce32" table:formula="of:=[.E74]" office:value-type="float" office:value="7" calcext:value-type="float">
            <text:p>7</text:p>
          </table:table-cell>
          <table:table-cell table:style-name="ce32" table:formula="of:=[.F74]" office:value-type="float" office:value="0" calcext:value-type="float">
            <text:p>0</text:p>
          </table:table-cell>
          <table:table-cell table:style-name="ce32" table:formula="of:=[.G74]" office:value-type="float" office:value="2" calcext:value-type="float">
            <text:p>2</text:p>
          </table:table-cell>
          <table:table-cell table:style-name="ce32" table:formula="of:=[.H74]" office:value-type="float" office:value="2" calcext:value-type="float">
            <text:p>2</text:p>
          </table:table-cell>
          <table:table-cell table:style-name="ce32" table:formula="of:=[.I74]" office:value-type="float" office:value="3" calcext:value-type="float">
            <text:p>3</text:p>
          </table:table-cell>
          <table:table-cell table:style-name="ce32" table:formula="of:=[.J74]" office:value-type="float" office:value="3" calcext:value-type="float">
            <text:p>3</text:p>
          </table:table-cell>
          <table:table-cell table:style-name="ce32" table:formula="of:=[.K74]" office:value-type="float" office:value="3" calcext:value-type="float">
            <text:p>3</text:p>
          </table:table-cell>
          <table:table-cell table:style-name="ce32" table:formula="of:=[.L74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75]" office:value-type="float" office:value="0" calcext:value-type="float">
            <text:p>0</text:p>
          </table:table-cell>
          <table:table-cell table:style-name="ce32" table:formula="of:=[.C75]" office:value-type="float" office:value="0" calcext:value-type="float">
            <text:p>0</text:p>
          </table:table-cell>
          <table:table-cell table:style-name="ce32" table:formula="of:=[.D75]" office:value-type="float" office:value="7" calcext:value-type="float">
            <text:p>7</text:p>
          </table:table-cell>
          <table:table-cell table:style-name="ce32" table:formula="of:=[.E75]" office:value-type="float" office:value="289" calcext:value-type="float">
            <text:p>289</text:p>
          </table:table-cell>
          <table:table-cell table:style-name="ce32" table:formula="of:=[.F75]" office:value-type="float" office:value="1" calcext:value-type="float">
            <text:p>1</text:p>
          </table:table-cell>
          <table:table-cell table:style-name="ce32" table:formula="of:=[.G75]" office:value-type="float" office:value="8" calcext:value-type="float">
            <text:p>8</text:p>
          </table:table-cell>
          <table:table-cell table:style-name="ce32" table:formula="of:=[.H75]" office:value-type="float" office:value="0" calcext:value-type="float">
            <text:p>0</text:p>
          </table:table-cell>
          <table:table-cell table:style-name="ce32" table:formula="of:=[.I75]" office:value-type="float" office:value="5" calcext:value-type="float">
            <text:p>5</text:p>
          </table:table-cell>
          <table:table-cell table:style-name="ce32" table:formula="of:=[.J75]" office:value-type="float" office:value="4" calcext:value-type="float">
            <text:p>4</text:p>
          </table:table-cell>
          <table:table-cell table:style-name="ce32" table:formula="of:=[.K75]" office:value-type="float" office:value="1" calcext:value-type="float">
            <text:p>1</text:p>
          </table:table-cell>
          <table:table-cell table:style-name="ce32" table:formula="of:=[.L75]" office:value-type="float" office:value="0" calcext:value-type="float">
            <text:p>0</text:p>
          </table:table-cell>
          <table:table-cell table:style-name="ce32"/>
        </table:table-row>
        <table:table-row table:style-name="ro1">
          <table:covered-table-cell/>
          <table:table-cell table:style-name="ce32" table:formula="of:=[.B76]" office:value-type="float" office:value="0" calcext:value-type="float">
            <text:p>0</text:p>
          </table:table-cell>
          <table:table-cell table:style-name="ce32" table:formula="of:=[.C76]" office:value-type="float" office:value="2" calcext:value-type="float">
            <text:p>2</text:p>
          </table:table-cell>
          <table:table-cell table:style-name="ce32" table:formula="of:=[.D76]" office:value-type="float" office:value="0" calcext:value-type="float">
            <text:p>0</text:p>
          </table:table-cell>
          <table:table-cell table:style-name="ce32" table:formula="of:=[.E76]" office:value-type="float" office:value="0" calcext:value-type="float">
            <text:p>0</text:p>
          </table:table-cell>
          <table:table-cell table:style-name="ce32" table:formula="of:=[.F76]" office:value-type="float" office:value="266" calcext:value-type="float">
            <text:p>266</text:p>
          </table:table-cell>
          <table:table-cell table:style-name="ce32" table:formula="of:=[.G76]" office:value-type="float" office:value="0" calcext:value-type="float">
            <text:p>0</text:p>
          </table:table-cell>
          <table:table-cell table:style-name="ce32" table:formula="of:=[.H76]" office:value-type="float" office:value="3" calcext:value-type="float">
            <text:p>3</text:p>
          </table:table-cell>
          <table:table-cell table:style-name="ce32" table:formula="of:=[.I76]" office:value-type="float" office:value="4" calcext:value-type="float">
            <text:p>4</text:p>
          </table:table-cell>
          <table:table-cell table:style-name="ce32" table:formula="of:=[.J76]" office:value-type="float" office:value="3" calcext:value-type="float">
            <text:p>3</text:p>
          </table:table-cell>
          <table:table-cell table:style-name="ce32" table:formula="of:=[.K76]" office:value-type="float" office:value="28" calcext:value-type="float">
            <text:p>28</text:p>
          </table:table-cell>
          <table:table-cell table:style-name="ce32" table:formula="of:=[.L7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32" table:formula="of:=[.B77]" office:value-type="float" office:value="0" calcext:value-type="float">
            <text:p>0</text:p>
          </table:table-cell>
          <table:table-cell table:style-name="ce32" table:formula="of:=[.C77]" office:value-type="float" office:value="0" calcext:value-type="float">
            <text:p>0</text:p>
          </table:table-cell>
          <table:table-cell table:style-name="ce32" table:formula="of:=[.D77]" office:value-type="float" office:value="1" calcext:value-type="float">
            <text:p>1</text:p>
          </table:table-cell>
          <table:table-cell table:style-name="ce32" table:formula="of:=[.E77]" office:value-type="float" office:value="10" calcext:value-type="float">
            <text:p>10</text:p>
          </table:table-cell>
          <table:table-cell table:style-name="ce32" table:formula="of:=[.F77]" office:value-type="float" office:value="0" calcext:value-type="float">
            <text:p>0</text:p>
          </table:table-cell>
          <table:table-cell table:style-name="ce32" table:formula="of:=[.G77]" office:value-type="float" office:value="235" calcext:value-type="float">
            <text:p>235</text:p>
          </table:table-cell>
          <table:table-cell table:style-name="ce32" table:formula="of:=[.H77]" office:value-type="float" office:value="0" calcext:value-type="float">
            <text:p>0</text:p>
          </table:table-cell>
          <table:table-cell table:style-name="ce32" table:formula="of:=[.I77]" office:value-type="float" office:value="1" calcext:value-type="float">
            <text:p>1</text:p>
          </table:table-cell>
          <table:table-cell table:style-name="ce32" table:formula="of:=[.J77]" office:value-type="float" office:value="3" calcext:value-type="float">
            <text:p>3</text:p>
          </table:table-cell>
          <table:table-cell table:style-name="ce32" table:formula="of:=[.K77]" office:value-type="float" office:value="6" calcext:value-type="float">
            <text:p>6</text:p>
          </table:table-cell>
          <table:table-cell table:style-name="ce32" table:formula="of:=[.L7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32" table:formula="of:=[.B78]" office:value-type="float" office:value="3" calcext:value-type="float">
            <text:p>3</text:p>
          </table:table-cell>
          <table:table-cell table:style-name="ce32" table:formula="of:=[.C78]" office:value-type="float" office:value="3" calcext:value-type="float">
            <text:p>3</text:p>
          </table:table-cell>
          <table:table-cell table:style-name="ce32" table:formula="of:=[.D78]" office:value-type="float" office:value="0" calcext:value-type="float">
            <text:p>0</text:p>
          </table:table-cell>
          <table:table-cell table:style-name="ce32" table:formula="of:=[.E78]" office:value-type="float" office:value="0" calcext:value-type="float">
            <text:p>0</text:p>
          </table:table-cell>
          <table:table-cell table:style-name="ce32" table:formula="of:=[.F78]" office:value-type="float" office:value="0" calcext:value-type="float">
            <text:p>0</text:p>
          </table:table-cell>
          <table:table-cell table:style-name="ce32" table:formula="of:=[.G78]" office:value-type="float" office:value="0" calcext:value-type="float">
            <text:p>0</text:p>
          </table:table-cell>
          <table:table-cell table:style-name="ce32" table:formula="of:=[.H78]" office:value-type="float" office:value="276" calcext:value-type="float">
            <text:p>276</text:p>
          </table:table-cell>
          <table:table-cell table:style-name="ce32" table:formula="of:=[.I78]" office:value-type="float" office:value="0" calcext:value-type="float">
            <text:p>0</text:p>
          </table:table-cell>
          <table:table-cell table:style-name="ce32" table:formula="of:=[.J78]" office:value-type="float" office:value="2" calcext:value-type="float">
            <text:p>2</text:p>
          </table:table-cell>
          <table:table-cell table:style-name="ce32" table:formula="of:=[.K78]" office:value-type="float" office:value="0" calcext:value-type="float">
            <text:p>0</text:p>
          </table:table-cell>
          <table:table-cell table:style-name="ce32" table:formula="of:=[.L7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32" table:formula="of:=[.B79]" office:value-type="float" office:value="0" calcext:value-type="float">
            <text:p>0</text:p>
          </table:table-cell>
          <table:table-cell table:style-name="ce32" table:formula="of:=[.C79]" office:value-type="float" office:value="0" calcext:value-type="float">
            <text:p>0</text:p>
          </table:table-cell>
          <table:table-cell table:style-name="ce32" table:formula="of:=[.D79]" office:value-type="float" office:value="2" calcext:value-type="float">
            <text:p>2</text:p>
          </table:table-cell>
          <table:table-cell table:style-name="ce32" table:formula="of:=[.E79]" office:value-type="float" office:value="6" calcext:value-type="float">
            <text:p>6</text:p>
          </table:table-cell>
          <table:table-cell table:style-name="ce32" table:formula="of:=[.F79]" office:value-type="float" office:value="4" calcext:value-type="float">
            <text:p>4</text:p>
          </table:table-cell>
          <table:table-cell table:style-name="ce32" table:formula="of:=[.G79]" office:value-type="float" office:value="0" calcext:value-type="float">
            <text:p>0</text:p>
          </table:table-cell>
          <table:table-cell table:style-name="ce32" table:formula="of:=[.H79]" office:value-type="float" office:value="0" calcext:value-type="float">
            <text:p>0</text:p>
          </table:table-cell>
          <table:table-cell table:style-name="ce32" table:formula="of:=[.I79]" office:value-type="float" office:value="281" calcext:value-type="float">
            <text:p>281</text:p>
          </table:table-cell>
          <table:table-cell table:style-name="ce32" table:formula="of:=[.J79]" office:value-type="float" office:value="0" calcext:value-type="float">
            <text:p>0</text:p>
          </table:table-cell>
          <table:table-cell table:style-name="ce32" table:formula="of:=[.K79]" office:value-type="float" office:value="17" calcext:value-type="float">
            <text:p>17</text:p>
          </table:table-cell>
          <table:table-cell table:style-name="ce32" table:formula="of:=[.L7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32" table:formula="of:=[.B80]" office:value-type="float" office:value="10" calcext:value-type="float">
            <text:p>10</text:p>
          </table:table-cell>
          <table:table-cell table:style-name="ce32" table:formula="of:=[.C80]" office:value-type="float" office:value="5" calcext:value-type="float">
            <text:p>5</text:p>
          </table:table-cell>
          <table:table-cell table:style-name="ce32" table:formula="of:=[.D80]" office:value-type="float" office:value="3" calcext:value-type="float">
            <text:p>3</text:p>
          </table:table-cell>
          <table:table-cell table:style-name="ce32" table:formula="of:=[.E80]" office:value-type="float" office:value="2" calcext:value-type="float">
            <text:p>2</text:p>
          </table:table-cell>
          <table:table-cell table:style-name="ce32" table:formula="of:=[.F80]" office:value-type="float" office:value="2" calcext:value-type="float">
            <text:p>2</text:p>
          </table:table-cell>
          <table:table-cell table:style-name="ce32" table:formula="of:=[.G80]" office:value-type="float" office:value="2" calcext:value-type="float">
            <text:p>2</text:p>
          </table:table-cell>
          <table:table-cell table:style-name="ce32" table:formula="of:=[.H80]" office:value-type="float" office:value="7" calcext:value-type="float">
            <text:p>7</text:p>
          </table:table-cell>
          <table:table-cell table:style-name="ce32" table:formula="of:=[.I80]" office:value-type="float" office:value="2" calcext:value-type="float">
            <text:p>2</text:p>
          </table:table-cell>
          <table:table-cell table:style-name="ce32" table:formula="of:=[.J80]" office:value-type="float" office:value="264" calcext:value-type="float">
            <text:p>264</text:p>
          </table:table-cell>
          <table:table-cell table:style-name="ce32" table:formula="of:=[.K80]" office:value-type="float" office:value="3" calcext:value-type="float">
            <text:p>3</text:p>
          </table:table-cell>
          <table:table-cell table:style-name="ce32" table:formula="of:=[.L8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32" table:formula="of:=[.B81]" office:value-type="float" office:value="0" calcext:value-type="float">
            <text:p>0</text:p>
          </table:table-cell>
          <table:table-cell table:style-name="ce32" table:formula="of:=[.C81]" office:value-type="float" office:value="1" calcext:value-type="float">
            <text:p>1</text:p>
          </table:table-cell>
          <table:table-cell table:style-name="ce32" table:formula="of:=[.D81]" office:value-type="float" office:value="0" calcext:value-type="float">
            <text:p>0</text:p>
          </table:table-cell>
          <table:table-cell table:style-name="ce32" table:formula="of:=[.E81]" office:value-type="float" office:value="1" calcext:value-type="float">
            <text:p>1</text:p>
          </table:table-cell>
          <table:table-cell table:style-name="ce32" table:formula="of:=[.F81]" office:value-type="float" office:value="3" calcext:value-type="float">
            <text:p>3</text:p>
          </table:table-cell>
          <table:table-cell table:style-name="ce32" table:formula="of:=[.G81]" office:value-type="float" office:value="1" calcext:value-type="float">
            <text:p>1</text:p>
          </table:table-cell>
          <table:table-cell table:style-name="ce32" table:formula="of:=[.H81]" office:value-type="float" office:value="0" calcext:value-type="float">
            <text:p>0</text:p>
          </table:table-cell>
          <table:table-cell table:style-name="ce32" table:formula="of:=[.I81]" office:value-type="float" office:value="7" calcext:value-type="float">
            <text:p>7</text:p>
          </table:table-cell>
          <table:table-cell table:style-name="ce32" table:formula="of:=[.J81]" office:value-type="float" office:value="5" calcext:value-type="float">
            <text:p>5</text:p>
          </table:table-cell>
          <table:table-cell table:style-name="ce32" table:formula="of:=[.K81]" office:value-type="float" office:value="251" calcext:value-type="float">
            <text:p>251</text:p>
          </table:table-cell>
          <table:table-cell table:style-name="ce32" table:formula="of:=[.L81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 office:value-type="string" calcext:value-type="string">
            <text:p>foreign</text:p>
          </table:table-cell>
          <table:table-cell table:style-name="ce32" table:formula="of:=[.B93]" office:value-type="float" office:value="1287" calcext:value-type="float">
            <text:p>1287</text:p>
          </table:table-cell>
          <table:table-cell table:style-name="ce32" table:formula="of:=[.C93]" office:value-type="float" office:value="1662" calcext:value-type="float">
            <text:p>1662</text:p>
          </table:table-cell>
          <table:table-cell table:style-name="ce32" table:formula="of:=[.D93]" office:value-type="float" office:value="3115" calcext:value-type="float">
            <text:p>3115</text:p>
          </table:table-cell>
          <table:table-cell table:style-name="ce32" table:formula="of:=[.E93]" office:value-type="float" office:value="1499" calcext:value-type="float">
            <text:p>1499</text:p>
          </table:table-cell>
          <table:table-cell table:style-name="ce32" table:formula="of:=[.F93]" office:value-type="float" office:value="4514" calcext:value-type="float">
            <text:p>4514</text:p>
          </table:table-cell>
          <table:table-cell table:style-name="ce32" table:formula="of:=[.G93]" office:value-type="float" office:value="5191" calcext:value-type="float">
            <text:p>5191</text:p>
          </table:table-cell>
          <table:table-cell table:style-name="ce32" table:formula="of:=[.H93]" office:value-type="float" office:value="5443" calcext:value-type="float">
            <text:p>5443</text:p>
          </table:table-cell>
          <table:table-cell table:style-name="ce32" table:formula="of:=[.I93]" office:value-type="float" office:value="273" calcext:value-type="float">
            <text:p>273</text:p>
          </table:table-cell>
          <table:table-cell table:style-name="ce32" table:formula="of:=[.J93]" office:value-type="float" office:value="1546" calcext:value-type="float">
            <text:p>1546</text:p>
          </table:table-cell>
          <table:table-cell table:style-name="ce32" table:formula="of:=[.K93]" office:value-type="float" office:value="1163" calcext:value-type="float">
            <text:p>1163</text:p>
          </table:table-cell>
          <table:table-cell table:style-name="ce32" table:formula="of:=[.L93]" office:value-type="float" office:value="690" calcext:value-type="float">
            <text:p>690</text:p>
          </table:table-cell>
          <table:table-cell/>
        </table:table-row>
        <table:table-row table:style-name="ro1" table:number-rows-repeated="36">
          <table:table-cell table:number-columns-repeated="13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float" office:value="1662" calcext:value-type="float">
            <text:p>1662</text:p>
          </table:table-cell>
          <table:table-cell office:value-type="float" office:value="3115" calcext:value-type="float">
            <text:p>3115</text:p>
          </table:table-cell>
          <table:table-cell office:value-type="float" office:value="1499" calcext:value-type="float">
            <text:p>1499</text:p>
          </table:table-cell>
          <table:table-cell office:value-type="float" office:value="4514" calcext:value-type="float">
            <text:p>4514</text:p>
          </table:table-cell>
          <table:table-cell office:value-type="float" office:value="5191" calcext:value-type="float">
            <text:p>5191</text:p>
          </table:table-cell>
          <table:table-cell office:value-type="float" office:value="5443" calcext:value-type="float">
            <text:p>5443</text:p>
          </table:table-cell>
          <table:table-cell office:value-type="float" office:value="273" calcext:value-type="float">
            <text:p>273</text:p>
          </table:table-cell>
          <table:table-cell office:value-type="float" office:value="1546" calcext:value-type="float">
            <text:p>1546</text:p>
          </table:table-cell>
          <table:table-cell office:value-type="float" office:value="1163" calcext:value-type="float">
            <text:p>1163</text:p>
          </table:table-cell>
          <table:table-cell office:value-type="float" office:value="690" calcext:value-type="float">
            <text:p>6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1:25:37.555164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33:50.586565978</meta:creation-date>
    <dc:date>2016-12-23T01:27:19.321192736</dc:date>
    <meta:editing-duration>PT52M3S</meta:editing-duration>
    <meta:editing-cycles>36</meta:editing-cycles>
    <meta:generator>LibreOffice/5.2.3.3$Linux_X86_64 LibreOffice_project/20m0$Build-3</meta:generator>
    <meta:document-statistic meta:table-count="4" meta:cell-count="9226" meta:object-count="0"/>
  </office:meta>
</office:document-meta>
</file>